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02in" svg:height="8.3764in" svg:x="2.1866in" svg:y="2.0287in">
            <draw:object draw:notify-on-update-of-ranges="Sheet1.A1:Sheet1.A1 Sheet1.A2:Sheet1.A152 Sheet1.B1:Sheet1.B1 Sheet1.B2:Sheet1.B152 Sheet1.C1:Sheet1.C1 Sheet1.C2:Sheet1.C1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p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andard_deviation</text:p>
          </table:table-cell>
        </table:table-row>
        <table:table-row table:style-name="ro1">
          <table:table-cell office:value-type="string" calcext:value-type="string">
            <text:p>0_hop</text:p>
          </table:table-cell>
          <table:table-cell office:value-type="float" office:value="14.5629607265957" calcext:value-type="float">
            <text:p>14.5629607266</text:p>
          </table:table-cell>
          <table:table-cell office:value-type="float" office:value="56.1596654909065" calcext:value-type="float">
            <text:p>56.1596654909</text:p>
          </table:table-cell>
        </table:table-row>
        <table:table-row table:style-name="ro1">
          <table:table-cell office:value-type="string" calcext:value-type="string">
            <text:p>1_hop</text:p>
          </table:table-cell>
          <table:table-cell office:value-type="float" office:value="155.36616599995" calcext:value-type="float">
            <text:p>155.366166</text:p>
          </table:table-cell>
          <table:table-cell office:value-type="float" office:value="470.250045134729" calcext:value-type="float">
            <text:p>470.2500451347</text:p>
          </table:table-cell>
        </table:table-row>
        <table:table-row table:style-name="ro1">
          <table:table-cell office:value-type="string" calcext:value-type="string">
            <text:p>2_hop</text:p>
          </table:table-cell>
          <table:table-cell office:value-type="float" office:value="227.410672503585" calcext:value-type="float">
            <text:p>227.4106725036</text:p>
          </table:table-cell>
          <table:table-cell office:value-type="float" office:value="639.451795436023" calcext:value-type="float">
            <text:p>639.451795436</text:p>
          </table:table-cell>
        </table:table-row>
        <table:table-row table:style-name="ro1">
          <table:table-cell office:value-type="string" calcext:value-type="string">
            <text:p>3_hop</text:p>
          </table:table-cell>
          <table:table-cell office:value-type="float" office:value="284.669253025386" calcext:value-type="float">
            <text:p>284.6692530254</text:p>
          </table:table-cell>
          <table:table-cell office:value-type="float" office:value="745.65951928083" calcext:value-type="float">
            <text:p>745.6595192808</text:p>
          </table:table-cell>
        </table:table-row>
        <table:table-row table:style-name="ro1">
          <table:table-cell office:value-type="string" calcext:value-type="string">
            <text:p>4_hop</text:p>
          </table:table-cell>
          <table:table-cell office:value-type="float" office:value="335.451178705311" calcext:value-type="float">
            <text:p>335.4511787053</text:p>
          </table:table-cell>
          <table:table-cell office:value-type="float" office:value="823.742934287558" calcext:value-type="float">
            <text:p>823.7429342876</text:p>
          </table:table-cell>
        </table:table-row>
        <table:table-row table:style-name="ro1">
          <table:table-cell office:value-type="string" calcext:value-type="string">
            <text:p>5_hop</text:p>
          </table:table-cell>
          <table:table-cell office:value-type="float" office:value="383.31097189725" calcext:value-type="float">
            <text:p>383.3109718973</text:p>
          </table:table-cell>
          <table:table-cell office:value-type="float" office:value="887.434524240089" calcext:value-type="float">
            <text:p>887.4345242401</text:p>
          </table:table-cell>
        </table:table-row>
        <table:table-row table:style-name="ro1">
          <table:table-cell office:value-type="string" calcext:value-type="string">
            <text:p>6_hop</text:p>
          </table:table-cell>
          <table:table-cell office:value-type="float" office:value="430.151291921403" calcext:value-type="float">
            <text:p>430.1512919214</text:p>
          </table:table-cell>
          <table:table-cell office:value-type="float" office:value="943.561932875933" calcext:value-type="float">
            <text:p>943.5619328759</text:p>
          </table:table-cell>
        </table:table-row>
        <table:table-row table:style-name="ro1">
          <table:table-cell office:value-type="string" calcext:value-type="string">
            <text:p>7_hop</text:p>
          </table:table-cell>
          <table:table-cell office:value-type="float" office:value="476.814864014894" calcext:value-type="float">
            <text:p>476.8148640149</text:p>
          </table:table-cell>
          <table:table-cell office:value-type="float" office:value="994.792020008766" calcext:value-type="float">
            <text:p>994.7920200088</text:p>
          </table:table-cell>
        </table:table-row>
        <table:table-row table:style-name="ro1">
          <table:table-cell office:value-type="string" calcext:value-type="string">
            <text:p>8_hop</text:p>
          </table:table-cell>
          <table:table-cell office:value-type="float" office:value="523.883176088761" calcext:value-type="float">
            <text:p>523.8831760888</text:p>
          </table:table-cell>
          <table:table-cell office:value-type="float" office:value="1042.83365177466" calcext:value-type="float">
            <text:p>1042.8336517747</text:p>
          </table:table-cell>
        </table:table-row>
        <table:table-row table:style-name="ro1">
          <table:table-cell office:value-type="string" calcext:value-type="string">
            <text:p>9_hop</text:p>
          </table:table-cell>
          <table:table-cell office:value-type="float" office:value="571.765733262888" calcext:value-type="float">
            <text:p>571.7657332629</text:p>
          </table:table-cell>
          <table:table-cell office:value-type="float" office:value="1088.82596878036" calcext:value-type="float">
            <text:p>1088.8259687804</text:p>
          </table:table-cell>
        </table:table-row>
        <table:table-row table:style-name="ro1">
          <table:table-cell office:value-type="string" calcext:value-type="string">
            <text:p>10_hop</text:p>
          </table:table-cell>
          <table:table-cell office:value-type="float" office:value="620.705411729187" calcext:value-type="float">
            <text:p>620.7054117292</text:p>
          </table:table-cell>
          <table:table-cell office:value-type="float" office:value="1133.4704082461" calcext:value-type="float">
            <text:p>1133.4704082461</text:p>
          </table:table-cell>
        </table:table-row>
        <table:table-row table:style-name="ro1">
          <table:table-cell office:value-type="string" calcext:value-type="string">
            <text:p>11_hop</text:p>
          </table:table-cell>
          <table:table-cell office:value-type="float" office:value="670.828359373034" calcext:value-type="float">
            <text:p>670.828359373</text:p>
          </table:table-cell>
          <table:table-cell office:value-type="float" office:value="1177.29487637282" calcext:value-type="float">
            <text:p>1177.2948763728</text:p>
          </table:table-cell>
        </table:table-row>
        <table:table-row table:style-name="ro1">
          <table:table-cell office:value-type="string" calcext:value-type="string">
            <text:p>12_hop</text:p>
          </table:table-cell>
          <table:table-cell office:value-type="float" office:value="722.224042066068" calcext:value-type="float">
            <text:p>722.2240420661</text:p>
          </table:table-cell>
          <table:table-cell office:value-type="float" office:value="1220.72221238959" calcext:value-type="float">
            <text:p>1220.7222123896</text:p>
          </table:table-cell>
        </table:table-row>
        <table:table-row table:style-name="ro1">
          <table:table-cell office:value-type="string" calcext:value-type="string">
            <text:p>13_hop</text:p>
          </table:table-cell>
          <table:table-cell office:value-type="float" office:value="774.9248899288" calcext:value-type="float">
            <text:p>774.9248899288</text:p>
          </table:table-cell>
          <table:table-cell office:value-type="float" office:value="1264.10198572997" calcext:value-type="float">
            <text:p>1264.10198573</text:p>
          </table:table-cell>
        </table:table-row>
        <table:table-row table:style-name="ro1">
          <table:table-cell office:value-type="string" calcext:value-type="string">
            <text:p>14_hop</text:p>
          </table:table-cell>
          <table:table-cell office:value-type="float" office:value="828.899901879387" calcext:value-type="float">
            <text:p>828.8999018794</text:p>
          </table:table-cell>
          <table:table-cell office:value-type="float" office:value="1307.64329243485" calcext:value-type="float">
            <text:p>1307.6432924349</text:p>
          </table:table-cell>
        </table:table-row>
        <table:table-row table:style-name="ro1">
          <table:table-cell office:value-type="string" calcext:value-type="string">
            <text:p>15_hop</text:p>
          </table:table-cell>
          <table:table-cell office:value-type="float" office:value="884.092223312451" calcext:value-type="float">
            <text:p>884.0922233125</text:p>
          </table:table-cell>
          <table:table-cell office:value-type="float" office:value="1351.53805415581" calcext:value-type="float">
            <text:p>1351.5380541558</text:p>
          </table:table-cell>
        </table:table-row>
        <table:table-row table:style-name="ro1">
          <table:table-cell office:value-type="string" calcext:value-type="string">
            <text:p>16_hop</text:p>
          </table:table-cell>
          <table:table-cell office:value-type="float" office:value="940.363660150452" calcext:value-type="float">
            <text:p>940.3636601505</text:p>
          </table:table-cell>
          <table:table-cell office:value-type="float" office:value="1395.83384461319" calcext:value-type="float">
            <text:p>1395.8338446132</text:p>
          </table:table-cell>
        </table:table-row>
        <table:table-row table:style-name="ro1">
          <table:table-cell office:value-type="string" calcext:value-type="string">
            <text:p>17_hop</text:p>
          </table:table-cell>
          <table:table-cell office:value-type="float" office:value="997.598606184114" calcext:value-type="float">
            <text:p>997.5986061841</text:p>
          </table:table-cell>
          <table:table-cell office:value-type="float" office:value="1440.57131282614" calcext:value-type="float">
            <text:p>1440.5713128261</text:p>
          </table:table-cell>
        </table:table-row>
        <table:table-row table:style-name="ro1">
          <table:table-cell office:value-type="string" calcext:value-type="string">
            <text:p>18_hop</text:p>
          </table:table-cell>
          <table:table-cell office:value-type="float" office:value="1055.63693863688" calcext:value-type="float">
            <text:p>1055.6369386369</text:p>
          </table:table-cell>
          <table:table-cell office:value-type="float" office:value="1485.73627714989" calcext:value-type="float">
            <text:p>1485.7362771499</text:p>
          </table:table-cell>
        </table:table-row>
        <table:table-row table:style-name="ro1">
          <table:table-cell office:value-type="string" calcext:value-type="string">
            <text:p>19_hop</text:p>
          </table:table-cell>
          <table:table-cell office:value-type="float" office:value="1114.31395073842" calcext:value-type="float">
            <text:p>1114.3139507384</text:p>
          </table:table-cell>
          <table:table-cell office:value-type="float" office:value="1531.26787392194" calcext:value-type="float">
            <text:p>1531.2678739219</text:p>
          </table:table-cell>
        </table:table-row>
        <table:table-row table:style-name="ro1">
          <table:table-cell office:value-type="string" calcext:value-type="string">
            <text:p>20_hop</text:p>
          </table:table-cell>
          <table:table-cell office:value-type="float" office:value="1173.45803708456" calcext:value-type="float">
            <text:p>1173.4580370846</text:p>
          </table:table-cell>
          <table:table-cell office:value-type="float" office:value="1577.06777603916" calcext:value-type="float">
            <text:p>1577.0677760392</text:p>
          </table:table-cell>
        </table:table-row>
        <table:table-row table:style-name="ro1">
          <table:table-cell office:value-type="string" calcext:value-type="string">
            <text:p>21_hop</text:p>
          </table:table-cell>
          <table:table-cell office:value-type="float" office:value="1232.89612800966" calcext:value-type="float">
            <text:p>1232.8961280097</text:p>
          </table:table-cell>
          <table:table-cell office:value-type="float" office:value="1623.0355290725" calcext:value-type="float">
            <text:p>1623.0355290725</text:p>
          </table:table-cell>
        </table:table-row>
        <table:table-row table:style-name="ro1">
          <table:table-cell office:value-type="string" calcext:value-type="string">
            <text:p>22_hop</text:p>
          </table:table-cell>
          <table:table-cell office:value-type="float" office:value="1292.45403678265" calcext:value-type="float">
            <text:p>1292.4540367827</text:p>
          </table:table-cell>
          <table:table-cell office:value-type="float" office:value="1669.03202787717" calcext:value-type="float">
            <text:p>1669.0320278772</text:p>
          </table:table-cell>
        </table:table-row>
        <table:table-row table:style-name="ro1">
          <table:table-cell office:value-type="string" calcext:value-type="string">
            <text:p>23_hop</text:p>
          </table:table-cell>
          <table:table-cell office:value-type="float" office:value="1351.95585578786" calcext:value-type="float">
            <text:p>1351.9558557879</text:p>
          </table:table-cell>
          <table:table-cell office:value-type="float" office:value="1714.92537377031" calcext:value-type="float">
            <text:p>1714.9253737703</text:p>
          </table:table-cell>
        </table:table-row>
        <table:table-row table:style-name="ro1">
          <table:table-cell office:value-type="string" calcext:value-type="string">
            <text:p>24_hop</text:p>
          </table:table-cell>
          <table:table-cell office:value-type="float" office:value="1411.24400332101" calcext:value-type="float">
            <text:p>1411.244003321</text:p>
          </table:table-cell>
          <table:table-cell office:value-type="float" office:value="1760.57465624886" calcext:value-type="float">
            <text:p>1760.5746562489</text:p>
          </table:table-cell>
        </table:table-row>
        <table:table-row table:style-name="ro1">
          <table:table-cell office:value-type="string" calcext:value-type="string">
            <text:p>25_hop</text:p>
          </table:table-cell>
          <table:table-cell office:value-type="float" office:value="1470.15293229678" calcext:value-type="float">
            <text:p>1470.1529322968</text:p>
          </table:table-cell>
          <table:table-cell office:value-type="float" office:value="1805.83741516674" calcext:value-type="float">
            <text:p>1805.8374151667</text:p>
          </table:table-cell>
        </table:table-row>
        <table:table-row table:style-name="ro1">
          <table:table-cell office:value-type="string" calcext:value-type="string">
            <text:p>26_hop</text:p>
          </table:table-cell>
          <table:table-cell office:value-type="float" office:value="1528.52271114801" calcext:value-type="float">
            <text:p>1528.522711148</text:p>
          </table:table-cell>
          <table:table-cell office:value-type="float" office:value="1850.5682249873" calcext:value-type="float">
            <text:p>1850.5682249873</text:p>
          </table:table-cell>
        </table:table-row>
        <table:table-row table:style-name="ro1">
          <table:table-cell office:value-type="string" calcext:value-type="string">
            <text:p>27_hop</text:p>
          </table:table-cell>
          <table:table-cell office:value-type="float" office:value="1586.20844843636" calcext:value-type="float">
            <text:p>1586.2084484364</text:p>
          </table:table-cell>
          <table:table-cell office:value-type="float" office:value="1894.64598726679" calcext:value-type="float">
            <text:p>1894.6459872668</text:p>
          </table:table-cell>
        </table:table-row>
        <table:table-row table:style-name="ro1">
          <table:table-cell office:value-type="string" calcext:value-type="string">
            <text:p>28_hop</text:p>
          </table:table-cell>
          <table:table-cell office:value-type="float" office:value="1643.09943895137" calcext:value-type="float">
            <text:p>1643.0994389514</text:p>
          </table:table-cell>
          <table:table-cell office:value-type="float" office:value="1937.95490148123" calcext:value-type="float">
            <text:p>1937.9549014812</text:p>
          </table:table-cell>
        </table:table-row>
        <table:table-row table:style-name="ro1">
          <table:table-cell office:value-type="string" calcext:value-type="string">
            <text:p>29_hop</text:p>
          </table:table-cell>
          <table:table-cell office:value-type="float" office:value="1699.06191662264" calcext:value-type="float">
            <text:p>1699.0619166226</text:p>
          </table:table-cell>
          <table:table-cell office:value-type="float" office:value="1980.37835168872" calcext:value-type="float">
            <text:p>1980.3783516887</text:p>
          </table:table-cell>
        </table:table-row>
        <table:table-row table:style-name="ro1">
          <table:table-cell office:value-type="string" calcext:value-type="string">
            <text:p>30_hop</text:p>
          </table:table-cell>
          <table:table-cell office:value-type="float" office:value="1753.9956575339" calcext:value-type="float">
            <text:p>1753.9956575339</text:p>
          </table:table-cell>
          <table:table-cell office:value-type="float" office:value="2021.83180431492" calcext:value-type="float">
            <text:p>2021.8318043149</text:p>
          </table:table-cell>
        </table:table-row>
        <table:table-row table:style-name="ro1">
          <table:table-cell office:value-type="string" calcext:value-type="string">
            <text:p>31_hop</text:p>
          </table:table-cell>
          <table:table-cell office:value-type="float" office:value="1807.79717714544" calcext:value-type="float">
            <text:p>1807.7971771454</text:p>
          </table:table-cell>
          <table:table-cell office:value-type="float" office:value="2062.22496225419" calcext:value-type="float">
            <text:p>2062.2249622542</text:p>
          </table:table-cell>
        </table:table-row>
        <table:table-row table:style-name="ro1">
          <table:table-cell office:value-type="string" calcext:value-type="string">
            <text:p>32_hop</text:p>
          </table:table-cell>
          <table:table-cell office:value-type="float" office:value="1860.40157999346" calcext:value-type="float">
            <text:p>1860.4015799935</text:p>
          </table:table-cell>
          <table:table-cell office:value-type="float" office:value="2101.49941794913" calcext:value-type="float">
            <text:p>2101.4994179491</text:p>
          </table:table-cell>
        </table:table-row>
        <table:table-row table:style-name="ro1">
          <table:table-cell office:value-type="string" calcext:value-type="string">
            <text:p>33_hop</text:p>
          </table:table-cell>
          <table:table-cell office:value-type="float" office:value="1911.73500893149" calcext:value-type="float">
            <text:p>1911.7350089315</text:p>
          </table:table-cell>
          <table:table-cell office:value-type="float" office:value="2139.6072431609" calcext:value-type="float">
            <text:p>2139.6072431609</text:p>
          </table:table-cell>
        </table:table-row>
        <table:table-row table:style-name="ro1">
          <table:table-cell office:value-type="string" calcext:value-type="string">
            <text:p>34_hop</text:p>
          </table:table-cell>
          <table:table-cell office:value-type="float" office:value="1961.73363021109" calcext:value-type="float">
            <text:p>1961.7336302111</text:p>
          </table:table-cell>
          <table:table-cell office:value-type="float" office:value="2176.5044192783" calcext:value-type="float">
            <text:p>2176.5044192783</text:p>
          </table:table-cell>
        </table:table-row>
        <table:table-row table:style-name="ro1">
          <table:table-cell office:value-type="string" calcext:value-type="string">
            <text:p>35_hop</text:p>
          </table:table-cell>
          <table:table-cell office:value-type="float" office:value="2010.3494351775" calcext:value-type="float">
            <text:p>2010.3494351775</text:p>
          </table:table-cell>
          <table:table-cell office:value-type="float" office:value="2212.16024331539" calcext:value-type="float">
            <text:p>2212.1602433154</text:p>
          </table:table-cell>
        </table:table-row>
        <table:table-row table:style-name="ro1">
          <table:table-cell office:value-type="string" calcext:value-type="string">
            <text:p>36_hop</text:p>
          </table:table-cell>
          <table:table-cell office:value-type="float" office:value="2057.55438649458" calcext:value-type="float">
            <text:p>2057.5543864946</text:p>
          </table:table-cell>
          <table:table-cell office:value-type="float" office:value="2246.54769432756" calcext:value-type="float">
            <text:p>2246.5476943276</text:p>
          </table:table-cell>
        </table:table-row>
        <table:table-row table:style-name="ro1">
          <table:table-cell office:value-type="string" calcext:value-type="string">
            <text:p>37_hop</text:p>
          </table:table-cell>
          <table:table-cell office:value-type="float" office:value="2103.32087956324" calcext:value-type="float">
            <text:p>2103.3208795632</text:p>
          </table:table-cell>
          <table:table-cell office:value-type="float" office:value="2279.67257012579" calcext:value-type="float">
            <text:p>2279.6725701258</text:p>
          </table:table-cell>
        </table:table-row>
        <table:table-row table:style-name="ro1">
          <table:table-cell office:value-type="string" calcext:value-type="string">
            <text:p>38_hop</text:p>
          </table:table-cell>
          <table:table-cell office:value-type="float" office:value="2147.62297028707" calcext:value-type="float">
            <text:p>2147.6229702871</text:p>
          </table:table-cell>
          <table:table-cell office:value-type="float" office:value="2311.53078972454" calcext:value-type="float">
            <text:p>2311.5307897245</text:p>
          </table:table-cell>
        </table:table-row>
        <table:table-row table:style-name="ro1">
          <table:table-cell office:value-type="string" calcext:value-type="string">
            <text:p>39_hop</text:p>
          </table:table-cell>
          <table:table-cell office:value-type="float" office:value="2190.45162150603" calcext:value-type="float">
            <text:p>2190.451621506</text:p>
          </table:table-cell>
          <table:table-cell office:value-type="float" office:value="2342.12054764827" calcext:value-type="float">
            <text:p>2342.1205476483</text:p>
          </table:table-cell>
        </table:table-row>
        <table:table-row table:style-name="ro1">
          <table:table-cell office:value-type="string" calcext:value-type="string">
            <text:p>40_hop</text:p>
          </table:table-cell>
          <table:table-cell office:value-type="float" office:value="2231.81361109015" calcext:value-type="float">
            <text:p>2231.8136110902</text:p>
          </table:table-cell>
          <table:table-cell office:value-type="float" office:value="2371.46324740936" calcext:value-type="float">
            <text:p>2371.4632474094</text:p>
          </table:table-cell>
        </table:table-row>
        <table:table-row table:style-name="ro1">
          <table:table-cell office:value-type="string" calcext:value-type="string">
            <text:p>41_hop</text:p>
          </table:table-cell>
          <table:table-cell office:value-type="float" office:value="2271.70831509296" calcext:value-type="float">
            <text:p>2271.708315093</text:p>
          </table:table-cell>
          <table:table-cell office:value-type="float" office:value="2399.5777693607" calcext:value-type="float">
            <text:p>2399.5777693607</text:p>
          </table:table-cell>
        </table:table-row>
        <table:table-row table:style-name="ro1">
          <table:table-cell office:value-type="string" calcext:value-type="string">
            <text:p>42_hop</text:p>
          </table:table-cell>
          <table:table-cell office:value-type="float" office:value="2310.14175661056" calcext:value-type="float">
            <text:p>2310.1417566106</text:p>
          </table:table-cell>
          <table:table-cell office:value-type="float" office:value="2426.48762246435" calcext:value-type="float">
            <text:p>2426.4876224644</text:p>
          </table:table-cell>
        </table:table-row>
        <table:table-row table:style-name="ro1">
          <table:table-cell office:value-type="string" calcext:value-type="string">
            <text:p>43_hop</text:p>
          </table:table-cell>
          <table:table-cell office:value-type="float" office:value="2347.12751654213" calcext:value-type="float">
            <text:p>2347.1275165421</text:p>
          </table:table-cell>
          <table:table-cell office:value-type="float" office:value="2452.22100308292" calcext:value-type="float">
            <text:p>2452.2210030829</text:p>
          </table:table-cell>
        </table:table-row>
        <table:table-row table:style-name="ro1">
          <table:table-cell office:value-type="string" calcext:value-type="string">
            <text:p>44_hop</text:p>
          </table:table-cell>
          <table:table-cell office:value-type="float" office:value="2382.6863209802" calcext:value-type="float">
            <text:p>2382.6863209802</text:p>
          </table:table-cell>
          <table:table-cell office:value-type="float" office:value="2476.81652068726" calcext:value-type="float">
            <text:p>2476.8165206873</text:p>
          </table:table-cell>
        </table:table-row>
        <table:table-row table:style-name="ro1">
          <table:table-cell office:value-type="string" calcext:value-type="string">
            <text:p>45_hop</text:p>
          </table:table-cell>
          <table:table-cell office:value-type="float" office:value="2416.85556142602" calcext:value-type="float">
            <text:p>2416.855561426</text:p>
          </table:table-cell>
          <table:table-cell office:value-type="float" office:value="2500.30579842563" calcext:value-type="float">
            <text:p>2500.3057984256</text:p>
          </table:table-cell>
        </table:table-row>
        <table:table-row table:style-name="ro1">
          <table:table-cell office:value-type="string" calcext:value-type="string">
            <text:p>46_hop</text:p>
          </table:table-cell>
          <table:table-cell office:value-type="float" office:value="2449.65162150603" calcext:value-type="float">
            <text:p>2449.651621506</text:p>
          </table:table-cell>
          <table:table-cell office:value-type="float" office:value="2522.72236372115" calcext:value-type="float">
            <text:p>2522.7223637212</text:p>
          </table:table-cell>
        </table:table-row>
        <table:table-row table:style-name="ro1">
          <table:table-cell office:value-type="string" calcext:value-type="string">
            <text:p>47_hop</text:p>
          </table:table-cell>
          <table:table-cell office:value-type="float" office:value="2481.10804337434" calcext:value-type="float">
            <text:p>2481.1080433743</text:p>
          </table:table-cell>
          <table:table-cell office:value-type="float" office:value="2544.11088412923" calcext:value-type="float">
            <text:p>2544.1108841292</text:p>
          </table:table-cell>
        </table:table-row>
        <table:table-row table:style-name="ro1">
          <table:table-cell office:value-type="string" calcext:value-type="string">
            <text:p>48_hop</text:p>
          </table:table-cell>
          <table:table-cell office:value-type="float" office:value="2511.26780889124" calcext:value-type="float">
            <text:p>2511.2678088912</text:p>
          </table:table-cell>
          <table:table-cell office:value-type="float" office:value="2564.50697165988" calcext:value-type="float">
            <text:p>2564.5069716599</text:p>
          </table:table-cell>
        </table:table-row>
        <table:table-row table:style-name="ro1">
          <table:table-cell office:value-type="string" calcext:value-type="string">
            <text:p>49_hop</text:p>
          </table:table-cell>
          <table:table-cell office:value-type="float" office:value="2540.15254987798" calcext:value-type="float">
            <text:p>2540.152549878</text:p>
          </table:table-cell>
          <table:table-cell office:value-type="float" office:value="2583.9500875186" calcext:value-type="float">
            <text:p>2583.9500875186</text:p>
          </table:table-cell>
        </table:table-row>
        <table:table-row table:style-name="ro1">
          <table:table-cell office:value-type="string" calcext:value-type="string">
            <text:p>50_hop</text:p>
          </table:table-cell>
          <table:table-cell office:value-type="float" office:value="2567.80017108209" calcext:value-type="float">
            <text:p>2567.8001710821</text:p>
          </table:table-cell>
          <table:table-cell office:value-type="float" office:value="2602.48243435521" calcext:value-type="float">
            <text:p>2602.4824343552</text:p>
          </table:table-cell>
        </table:table-row>
        <table:table-row table:style-name="ro1">
          <table:table-cell office:value-type="string" calcext:value-type="string">
            <text:p>51_hop</text:p>
          </table:table-cell>
          <table:table-cell office:value-type="float" office:value="2594.24476312678" calcext:value-type="float">
            <text:p>2594.2447631268</text:p>
          </table:table-cell>
          <table:table-cell office:value-type="float" office:value="2620.13004583512" calcext:value-type="float">
            <text:p>2620.1300458351</text:p>
          </table:table-cell>
        </table:table-row>
        <table:table-row table:style-name="ro1">
          <table:table-cell office:value-type="string" calcext:value-type="string">
            <text:p>52_hop</text:p>
          </table:table-cell>
          <table:table-cell office:value-type="float" office:value="2619.53692605731" calcext:value-type="float">
            <text:p>2619.5369260573</text:p>
          </table:table-cell>
          <table:table-cell office:value-type="float" office:value="2636.94824796123" calcext:value-type="float">
            <text:p>2636.9482479612</text:p>
          </table:table-cell>
        </table:table-row>
        <table:table-row table:style-name="ro1">
          <table:table-cell office:value-type="string" calcext:value-type="string">
            <text:p>53_hop</text:p>
          </table:table-cell>
          <table:table-cell office:value-type="float" office:value="2643.70644325358" calcext:value-type="float">
            <text:p>2643.7064432536</text:p>
          </table:table-cell>
          <table:table-cell office:value-type="float" office:value="2652.96304986582" calcext:value-type="float">
            <text:p>2652.9630498658</text:p>
          </table:table-cell>
        </table:table-row>
        <table:table-row table:style-name="ro1">
          <table:table-cell office:value-type="string" calcext:value-type="string">
            <text:p>54_hop</text:p>
          </table:table-cell>
          <table:table-cell office:value-type="float" office:value="2666.7952549878" calcext:value-type="float">
            <text:p>2666.7952549878</text:p>
          </table:table-cell>
          <table:table-cell office:value-type="float" office:value="2668.21570545955" calcext:value-type="float">
            <text:p>2668.2157054596</text:p>
          </table:table-cell>
        </table:table-row>
        <table:table-row table:style-name="ro1">
          <table:table-cell office:value-type="string" calcext:value-type="string">
            <text:p>55_hop</text:p>
          </table:table-cell>
          <table:table-cell office:value-type="float" office:value="2688.82716179837" calcext:value-type="float">
            <text:p>2688.8271617984</text:p>
          </table:table-cell>
          <table:table-cell office:value-type="float" office:value="2682.73908307306" calcext:value-type="float">
            <text:p>2682.7390830731</text:p>
          </table:table-cell>
        </table:table-row>
        <table:table-row table:style-name="ro1">
          <table:table-cell office:value-type="string" calcext:value-type="string">
            <text:p>56_hop</text:p>
          </table:table-cell>
          <table:table-cell office:value-type="float" office:value="2709.85435378771" calcext:value-type="float">
            <text:p>2709.8543537877</text:p>
          </table:table-cell>
          <table:table-cell office:value-type="float" office:value="2696.56897444016" calcext:value-type="float">
            <text:p>2696.5689744402</text:p>
          </table:table-cell>
        </table:table-row>
        <table:table-row table:style-name="ro1">
          <table:table-cell office:value-type="string" calcext:value-type="string">
            <text:p>57_hop</text:p>
          </table:table-cell>
          <table:table-cell office:value-type="float" office:value="2729.91664779732" calcext:value-type="float">
            <text:p>2729.9166477973</text:p>
          </table:table-cell>
          <table:table-cell office:value-type="float" office:value="2709.73996965896" calcext:value-type="float">
            <text:p>2709.739969659</text:p>
          </table:table-cell>
        </table:table-row>
        <table:table-row table:style-name="ro1">
          <table:table-cell office:value-type="string" calcext:value-type="string">
            <text:p>58_hop</text:p>
          </table:table-cell>
          <table:table-cell office:value-type="float" office:value="2749.04917100662" calcext:value-type="float">
            <text:p>2749.0491710066</text:p>
          </table:table-cell>
          <table:table-cell office:value-type="float" office:value="2722.28424071125" calcext:value-type="float">
            <text:p>2722.2842407113</text:p>
          </table:table-cell>
        </table:table-row>
        <table:table-row table:style-name="ro1">
          <table:table-cell office:value-type="string" calcext:value-type="string">
            <text:p>59_hop</text:p>
          </table:table-cell>
          <table:table-cell office:value-type="float" office:value="2767.29172516165" calcext:value-type="float">
            <text:p>2767.2917251617</text:p>
          </table:table-cell>
          <table:table-cell office:value-type="float" office:value="2734.22806595863" calcext:value-type="float">
            <text:p>2734.2280659586</text:p>
          </table:table-cell>
        </table:table-row>
        <table:table-row table:style-name="ro1">
          <table:table-cell office:value-type="string" calcext:value-type="string">
            <text:p>60_hop</text:p>
          </table:table-cell>
          <table:table-cell office:value-type="float" office:value="2784.67629255038" calcext:value-type="float">
            <text:p>2784.6762925504</text:p>
          </table:table-cell>
          <table:table-cell office:value-type="float" office:value="2745.6045323558" calcext:value-type="float">
            <text:p>2745.6045323558</text:p>
          </table:table-cell>
        </table:table-row>
        <table:table-row table:style-name="ro1">
          <table:table-cell office:value-type="string" calcext:value-type="string">
            <text:p>61_hop</text:p>
          </table:table-cell>
          <table:table-cell office:value-type="float" office:value="2801.24856718746" calcext:value-type="float">
            <text:p>2801.2485671875</text:p>
          </table:table-cell>
          <table:table-cell office:value-type="float" office:value="2756.44505337089" calcext:value-type="float">
            <text:p>2756.4450533709</text:p>
          </table:table-cell>
        </table:table-row>
        <table:table-row table:style-name="ro1">
          <table:table-cell office:value-type="string" calcext:value-type="string">
            <text:p>62_hop</text:p>
          </table:table-cell>
          <table:table-cell office:value-type="float" office:value="2817.03429692807" calcext:value-type="float">
            <text:p>2817.0342969281</text:p>
          </table:table-cell>
          <table:table-cell office:value-type="float" office:value="2766.76755290414" calcext:value-type="float">
            <text:p>2766.7675529041</text:p>
          </table:table-cell>
        </table:table-row>
        <table:table-row table:style-name="ro1">
          <table:table-cell office:value-type="string" calcext:value-type="string">
            <text:p>63_hop</text:p>
          </table:table-cell>
          <table:table-cell office:value-type="float" office:value="2832.07215135734" calcext:value-type="float">
            <text:p>2832.0721513573</text:p>
          </table:table-cell>
          <table:table-cell office:value-type="float" office:value="2776.60385713434" calcext:value-type="float">
            <text:p>2776.6038571343</text:p>
          </table:table-cell>
        </table:table-row>
        <table:table-row table:style-name="ro1">
          <table:table-cell office:value-type="string" calcext:value-type="string">
            <text:p>64_hop</text:p>
          </table:table-cell>
          <table:table-cell office:value-type="float" office:value="2846.38506553954" calcext:value-type="float">
            <text:p>2846.3850655395</text:p>
          </table:table-cell>
          <table:table-cell office:value-type="float" office:value="2785.97000755873" calcext:value-type="float">
            <text:p>2785.9700075587</text:p>
          </table:table-cell>
        </table:table-row>
        <table:table-row table:style-name="ro1">
          <table:table-cell office:value-type="string" calcext:value-type="string">
            <text:p>65_hop</text:p>
          </table:table-cell>
          <table:table-cell office:value-type="float" office:value="2860.01185498277" calcext:value-type="float">
            <text:p>2860.0118549828</text:p>
          </table:table-cell>
          <table:table-cell office:value-type="float" office:value="2794.89651559746" calcext:value-type="float">
            <text:p>2794.8965155975</text:p>
          </table:table-cell>
        </table:table-row>
        <table:table-row table:style-name="ro1">
          <table:table-cell office:value-type="string" calcext:value-type="string">
            <text:p>66_hop</text:p>
          </table:table-cell>
          <table:table-cell office:value-type="float" office:value="2872.99794198304" calcext:value-type="float">
            <text:p>2872.997941983</text:p>
          </table:table-cell>
          <table:table-cell office:value-type="float" office:value="2803.40369319815" calcext:value-type="float">
            <text:p>2803.4036931982</text:p>
          </table:table-cell>
        </table:table-row>
        <table:table-row table:style-name="ro1">
          <table:table-cell office:value-type="string" calcext:value-type="string">
            <text:p>67_hop</text:p>
          </table:table-cell>
          <table:table-cell office:value-type="float" office:value="2885.35606712456" calcext:value-type="float">
            <text:p>2885.3560671246</text:p>
          </table:table-cell>
          <table:table-cell office:value-type="float" office:value="2811.5071572151" calcext:value-type="float">
            <text:p>2811.5071572151</text:p>
          </table:table-cell>
        </table:table-row>
        <table:table-row table:style-name="ro1">
          <table:table-cell office:value-type="string" calcext:value-type="string">
            <text:p>68_hop</text:p>
          </table:table-cell>
          <table:table-cell office:value-type="float" office:value="2897.12370744962" calcext:value-type="float">
            <text:p>2897.1237074496</text:p>
          </table:table-cell>
          <table:table-cell office:value-type="float" office:value="2819.22877168429" calcext:value-type="float">
            <text:p>2819.2287716843</text:p>
          </table:table-cell>
        </table:table-row>
        <table:table-row table:style-name="ro1">
          <table:table-cell office:value-type="string" calcext:value-type="string">
            <text:p>69_hop</text:p>
          </table:table-cell>
          <table:table-cell office:value-type="float" office:value="2908.31284876846" calcext:value-type="float">
            <text:p>2908.3128487685</text:p>
          </table:table-cell>
          <table:table-cell office:value-type="float" office:value="2826.58543685213" calcext:value-type="float">
            <text:p>2826.5854368521</text:p>
          </table:table-cell>
        </table:table-row>
        <table:table-row table:style-name="ro1">
          <table:table-cell office:value-type="string" calcext:value-type="string">
            <text:p>70_hop</text:p>
          </table:table-cell>
          <table:table-cell office:value-type="float" office:value="2918.95846730571" calcext:value-type="float">
            <text:p>2918.9584673057</text:p>
          </table:table-cell>
          <table:table-cell office:value-type="float" office:value="2833.59197245662" calcext:value-type="float">
            <text:p>2833.5919724566</text:p>
          </table:table-cell>
        </table:table-row>
        <table:table-row table:style-name="ro1">
          <table:table-cell office:value-type="string" calcext:value-type="string">
            <text:p>71_hop</text:p>
          </table:table-cell>
          <table:table-cell office:value-type="float" office:value="2929.09189624374" calcext:value-type="float">
            <text:p>2929.0918962437</text:p>
          </table:table-cell>
          <table:table-cell office:value-type="float" office:value="2840.27200229018" calcext:value-type="float">
            <text:p>2840.2720022902</text:p>
          </table:table-cell>
        </table:table-row>
        <table:table-row table:style-name="ro1">
          <table:table-cell office:value-type="string" calcext:value-type="string">
            <text:p>72_hop</text:p>
          </table:table-cell>
          <table:table-cell office:value-type="float" office:value="2938.73559262334" calcext:value-type="float">
            <text:p>2938.7355926233</text:p>
          </table:table-cell>
          <table:table-cell office:value-type="float" office:value="2846.63937066742" calcext:value-type="float">
            <text:p>2846.6393706674</text:p>
          </table:table-cell>
        </table:table-row>
        <table:table-row table:style-name="ro1">
          <table:table-cell office:value-type="string" calcext:value-type="string">
            <text:p>73_hop</text:p>
          </table:table-cell>
          <table:table-cell office:value-type="float" office:value="2947.91284373663" calcext:value-type="float">
            <text:p>2947.9128437366</text:p>
          </table:table-cell>
          <table:table-cell office:value-type="float" office:value="2852.70630151322" calcext:value-type="float">
            <text:p>2852.7063015132</text:p>
          </table:table-cell>
        </table:table-row>
        <table:table-row table:style-name="ro1">
          <table:table-cell office:value-type="string" calcext:value-type="string">
            <text:p>74_hop</text:p>
          </table:table-cell>
          <table:table-cell office:value-type="float" office:value="2956.6536644275" calcext:value-type="float">
            <text:p>2956.6536644275</text:p>
          </table:table-cell>
          <table:table-cell office:value-type="float" office:value="2858.49297381582" calcext:value-type="float">
            <text:p>2858.4929738158</text:p>
          </table:table-cell>
        </table:table-row>
        <table:table-row table:style-name="ro1">
          <table:table-cell office:value-type="string" calcext:value-type="string">
            <text:p>75_hop</text:p>
          </table:table-cell>
          <table:table-cell office:value-type="float" office:value="2964.97416157194" calcext:value-type="float">
            <text:p>2964.9741615719</text:p>
          </table:table-cell>
          <table:table-cell office:value-type="float" office:value="2864.00884600116" calcext:value-type="float">
            <text:p>2864.0088460012</text:p>
          </table:table-cell>
        </table:table-row>
        <table:table-row table:style-name="ro1">
          <table:table-cell office:value-type="string" calcext:value-type="string">
            <text:p>76_hop</text:p>
          </table:table-cell>
          <table:table-cell office:value-type="float" office:value="2972.88185775027" calcext:value-type="float">
            <text:p>2972.8818577503</text:p>
          </table:table-cell>
          <table:table-cell office:value-type="float" office:value="2869.26395323654" calcext:value-type="float">
            <text:p>2869.2639532365</text:p>
          </table:table-cell>
        </table:table-row>
        <table:table-row table:style-name="ro1">
          <table:table-cell office:value-type="string" calcext:value-type="string">
            <text:p>77_hop</text:p>
          </table:table-cell>
          <table:table-cell office:value-type="float" office:value="2980.41485898307" calcext:value-type="float">
            <text:p>2980.4148589831</text:p>
          </table:table-cell>
          <table:table-cell office:value-type="float" office:value="2874.27363622121" calcext:value-type="float">
            <text:p>2874.2736362212</text:p>
          </table:table-cell>
        </table:table-row>
        <table:table-row table:style-name="ro1">
          <table:table-cell office:value-type="string" calcext:value-type="string">
            <text:p>78_hop</text:p>
          </table:table-cell>
          <table:table-cell office:value-type="float" office:value="2987.58832616298" calcext:value-type="float">
            <text:p>2987.588326163</text:p>
          </table:table-cell>
          <table:table-cell office:value-type="float" office:value="2879.05252261072" calcext:value-type="float">
            <text:p>2879.0525226107</text:p>
          </table:table-cell>
        </table:table-row>
        <table:table-row table:style-name="ro1">
          <table:table-cell office:value-type="string" calcext:value-type="string">
            <text:p>79_hop</text:p>
          </table:table-cell>
          <table:table-cell office:value-type="float" office:value="2994.41458223262" calcext:value-type="float">
            <text:p>2994.4145822326</text:p>
          </table:table-cell>
          <table:table-cell office:value-type="float" office:value="2883.61057061135" calcext:value-type="float">
            <text:p>2883.6105706114</text:p>
          </table:table-cell>
        </table:table-row>
        <table:table-row table:style-name="ro1">
          <table:table-cell office:value-type="string" calcext:value-type="string">
            <text:p>80_hop</text:p>
          </table:table-cell>
          <table:table-cell office:value-type="float" office:value="3000.92134752308" calcext:value-type="float">
            <text:p>3000.9213475231</text:p>
          </table:table-cell>
          <table:table-cell office:value-type="float" office:value="2887.96013754899" calcext:value-type="float">
            <text:p>2887.960137549</text:p>
          </table:table-cell>
        </table:table-row>
        <table:table-row table:style-name="ro1">
          <table:table-cell office:value-type="string" calcext:value-type="string">
            <text:p>81_hop</text:p>
          </table:table-cell>
          <table:table-cell office:value-type="float" office:value="3007.11912848768" calcext:value-type="float">
            <text:p>3007.1191284877</text:p>
          </table:table-cell>
          <table:table-cell office:value-type="float" office:value="2892.10874681296" calcext:value-type="float">
            <text:p>2892.108746813</text:p>
          </table:table-cell>
        </table:table-row>
        <table:table-row table:style-name="ro1">
          <table:table-cell office:value-type="string" calcext:value-type="string">
            <text:p>82_hop</text:p>
          </table:table-cell>
          <table:table-cell office:value-type="float" office:value="3013.01315822578" calcext:value-type="float">
            <text:p>3013.0131582258</text:p>
          </table:table-cell>
          <table:table-cell office:value-type="float" office:value="2896.0576365829" calcext:value-type="float">
            <text:p>2896.0576365829</text:p>
          </table:table-cell>
        </table:table-row>
        <table:table-row table:style-name="ro1">
          <table:table-cell office:value-type="string" calcext:value-type="string">
            <text:p>83_hop</text:p>
          </table:table-cell>
          <table:table-cell office:value-type="float" office:value="3018.61966437719" calcext:value-type="float">
            <text:p>3018.6196643772</text:p>
          </table:table-cell>
          <table:table-cell office:value-type="float" office:value="2899.81904224646" calcext:value-type="float">
            <text:p>2899.8190422465</text:p>
          </table:table-cell>
        </table:table-row>
        <table:table-row table:style-name="ro1">
          <table:table-cell office:value-type="string" calcext:value-type="string">
            <text:p>84_hop</text:p>
          </table:table-cell>
          <table:table-cell office:value-type="float" office:value="3023.96326263617" calcext:value-type="float">
            <text:p>3023.9632626362</text:p>
          </table:table-cell>
          <table:table-cell office:value-type="float" office:value="2903.40462293136" calcext:value-type="float">
            <text:p>2903.4046229314</text:p>
          </table:table-cell>
        </table:table-row>
        <table:table-row table:style-name="ro1">
          <table:table-cell office:value-type="string" calcext:value-type="string">
            <text:p>85_hop</text:p>
          </table:table-cell>
          <table:table-cell office:value-type="float" office:value="3029.04827030971" calcext:value-type="float">
            <text:p>3029.0482703097</text:p>
          </table:table-cell>
          <table:table-cell office:value-type="float" office:value="2906.82066598034" calcext:value-type="float">
            <text:p>2906.8206659803</text:p>
          </table:table-cell>
        </table:table-row>
        <table:table-row table:style-name="ro1">
          <table:table-cell office:value-type="string" calcext:value-type="string">
            <text:p>86_hop</text:p>
          </table:table-cell>
          <table:table-cell office:value-type="float" office:value="3033.89629909176" calcext:value-type="float">
            <text:p>3033.8962990918</text:p>
          </table:table-cell>
          <table:table-cell office:value-type="float" office:value="2910.07770240512" calcext:value-type="float">
            <text:p>2910.0777024051</text:p>
          </table:table-cell>
        </table:table-row>
        <table:table-row table:style-name="ro1">
          <table:table-cell office:value-type="string" calcext:value-type="string">
            <text:p>87_hop</text:p>
          </table:table-cell>
          <table:table-cell office:value-type="float" office:value="3038.50591994364" calcext:value-type="float">
            <text:p>3038.5059199436</text:p>
          </table:table-cell>
          <table:table-cell office:value-type="float" office:value="2913.17872003579" calcext:value-type="float">
            <text:p>2913.1787200358</text:p>
          </table:table-cell>
        </table:table-row>
        <table:table-row table:style-name="ro1">
          <table:table-cell office:value-type="string" calcext:value-type="string">
            <text:p>88_hop</text:p>
          </table:table-cell>
          <table:table-cell office:value-type="float" office:value="3042.90289581604" calcext:value-type="float">
            <text:p>3042.902895816</text:p>
          </table:table-cell>
          <table:table-cell office:value-type="float" office:value="2916.13800940183" calcext:value-type="float">
            <text:p>2916.1380094018</text:p>
          </table:table-cell>
        </table:table-row>
        <table:table-row table:style-name="ro1">
          <table:table-cell office:value-type="string" calcext:value-type="string">
            <text:p>89_hop</text:p>
          </table:table-cell>
          <table:table-cell office:value-type="float" office:value="3047.09132261554" calcext:value-type="float">
            <text:p>3047.0913226155</text:p>
          </table:table-cell>
          <table:table-cell office:value-type="float" office:value="2918.96027436841" calcext:value-type="float">
            <text:p>2918.9602743684</text:p>
          </table:table-cell>
        </table:table-row>
        <table:table-row table:style-name="ro1">
          <table:table-cell office:value-type="string" calcext:value-type="string">
            <text:p>90_hop</text:p>
          </table:table-cell>
          <table:table-cell office:value-type="float" office:value="3051.0865323169" calcext:value-type="float">
            <text:p>3051.0865323169</text:p>
          </table:table-cell>
          <table:table-cell office:value-type="float" office:value="2921.65267728797" calcext:value-type="float">
            <text:p>2921.652677288</text:p>
          </table:table-cell>
        </table:table-row>
        <table:table-row table:style-name="ro1">
          <table:table-cell office:value-type="string" calcext:value-type="string">
            <text:p>91_hop</text:p>
          </table:table-cell>
          <table:table-cell office:value-type="float" office:value="3054.89562482703" calcext:value-type="float">
            <text:p>3054.895624827</text:p>
          </table:table-cell>
          <table:table-cell office:value-type="float" office:value="2924.22192048326" calcext:value-type="float">
            <text:p>2924.2219204833</text:p>
          </table:table-cell>
        </table:table-row>
        <table:table-row table:style-name="ro1">
          <table:table-cell office:value-type="string" calcext:value-type="string">
            <text:p>92_hop</text:p>
          </table:table-cell>
          <table:table-cell office:value-type="float" office:value="3058.5355272096" calcext:value-type="float">
            <text:p>3058.5355272096</text:p>
          </table:table-cell>
          <table:table-cell office:value-type="float" office:value="2926.67682525903" calcext:value-type="float">
            <text:p>2926.676825259</text:p>
          </table:table-cell>
        </table:table-row>
        <table:table-row table:style-name="ro1">
          <table:table-cell office:value-type="string" calcext:value-type="string">
            <text:p>93_hop</text:p>
          </table:table-cell>
          <table:table-cell office:value-type="float" office:value="3062.00743200745" calcext:value-type="float">
            <text:p>3062.0074320075</text:p>
          </table:table-cell>
          <table:table-cell office:value-type="float" office:value="2929.02247235722" calcext:value-type="float">
            <text:p>2929.0224723572</text:p>
          </table:table-cell>
        </table:table-row>
        <table:table-row table:style-name="ro1">
          <table:table-cell office:value-type="string" calcext:value-type="string">
            <text:p>94_hop</text:p>
          </table:table-cell>
          <table:table-cell office:value-type="float" office:value="3065.33291065992" calcext:value-type="float">
            <text:p>3065.3329106599</text:p>
          </table:table-cell>
          <table:table-cell office:value-type="float" office:value="2931.26880777411" calcext:value-type="float">
            <text:p>2931.2688077741</text:p>
          </table:table-cell>
        </table:table-row>
        <table:table-row table:style-name="ro1">
          <table:table-cell office:value-type="string" calcext:value-type="string">
            <text:p>95_hop</text:p>
          </table:table-cell>
          <table:table-cell office:value-type="float" office:value="3068.51302991421" calcext:value-type="float">
            <text:p>3068.5130299142</text:p>
          </table:table-cell>
          <table:table-cell office:value-type="float" office:value="2933.41625653603" calcext:value-type="float">
            <text:p>2933.416256536</text:p>
          </table:table-cell>
        </table:table-row>
        <table:table-row table:style-name="ro1">
          <table:table-cell office:value-type="string" calcext:value-type="string">
            <text:p>96_hop</text:p>
          </table:table-cell>
          <table:table-cell office:value-type="float" office:value="3071.54869549903" calcext:value-type="float">
            <text:p>3071.548695499</text:p>
          </table:table-cell>
          <table:table-cell office:value-type="float" office:value="2935.46758176698" calcext:value-type="float">
            <text:p>2935.467581767</text:p>
          </table:table-cell>
        </table:table-row>
        <table:table-row table:style-name="ro1">
          <table:table-cell office:value-type="string" calcext:value-type="string">
            <text:p>97_hop</text:p>
          </table:table-cell>
          <table:table-cell office:value-type="float" office:value="3074.45774523863" calcext:value-type="float">
            <text:p>3074.4577452386</text:p>
          </table:table-cell>
          <table:table-cell office:value-type="float" office:value="2937.43256594832" calcext:value-type="float">
            <text:p>2937.4325659483</text:p>
          </table:table-cell>
        </table:table-row>
        <table:table-row table:style-name="ro1">
          <table:table-cell office:value-type="string" calcext:value-type="string">
            <text:p>98_hop</text:p>
          </table:table-cell>
          <table:table-cell office:value-type="float" office:value="3077.240787984" calcext:value-type="float">
            <text:p>3077.240787984</text:p>
          </table:table-cell>
          <table:table-cell office:value-type="float" office:value="2939.31430926768" calcext:value-type="float">
            <text:p>2939.3143092677</text:p>
          </table:table-cell>
        </table:table-row>
        <table:table-row table:style-name="ro1">
          <table:table-cell office:value-type="string" calcext:value-type="string">
            <text:p>99_hop</text:p>
          </table:table-cell>
          <table:table-cell office:value-type="float" office:value="3079.89835207689" calcext:value-type="float">
            <text:p>3079.8983520769</text:p>
          </table:table-cell>
          <table:table-cell office:value-type="float" office:value="2941.11193328959" calcext:value-type="float">
            <text:p>2941.1119332896</text:p>
          </table:table-cell>
        </table:table-row>
        <table:table-row table:style-name="ro1">
          <table:table-cell office:value-type="string" calcext:value-type="string">
            <text:p>100_hop</text:p>
          </table:table-cell>
          <table:table-cell office:value-type="float" office:value="3082.44686643017" calcext:value-type="float">
            <text:p>3082.4468664302</text:p>
          </table:table-cell>
          <table:table-cell office:value-type="float" office:value="2942.83538193514" calcext:value-type="float">
            <text:p>2942.8353819351</text:p>
          </table:table-cell>
        </table:table-row>
        <table:table-row table:style-name="ro1">
          <table:table-cell office:value-type="string" calcext:value-type="string">
            <text:p>101_hop</text:p>
          </table:table-cell>
          <table:table-cell office:value-type="float" office:value="3084.89743125267" calcext:value-type="float">
            <text:p>3084.8974312527</text:p>
          </table:table-cell>
          <table:table-cell office:value-type="float" office:value="2944.49263869865" calcext:value-type="float">
            <text:p>2944.4926386987</text:p>
          </table:table-cell>
        </table:table-row>
        <table:table-row table:style-name="ro1">
          <table:table-cell office:value-type="string" calcext:value-type="string">
            <text:p>102_hop</text:p>
          </table:table-cell>
          <table:table-cell office:value-type="float" office:value="3087.23438246912" calcext:value-type="float">
            <text:p>3087.2343824691</text:p>
          </table:table-cell>
          <table:table-cell office:value-type="float" office:value="2946.07214949041" calcext:value-type="float">
            <text:p>2946.0721494904</text:p>
          </table:table-cell>
        </table:table-row>
        <table:table-row table:style-name="ro1">
          <table:table-cell office:value-type="string" calcext:value-type="string">
            <text:p>103_hop</text:p>
          </table:table-cell>
          <table:table-cell office:value-type="float" office:value="3089.48464035022" calcext:value-type="float">
            <text:p>3089.4846403502</text:p>
          </table:table-cell>
          <table:table-cell office:value-type="float" office:value="2947.59287892895" calcext:value-type="float">
            <text:p>2947.592878929</text:p>
          </table:table-cell>
        </table:table-row>
        <table:table-row table:style-name="ro1">
          <table:table-cell office:value-type="string" calcext:value-type="string">
            <text:p>104_hop</text:p>
          </table:table-cell>
          <table:table-cell office:value-type="float" office:value="3091.64322338793" calcext:value-type="float">
            <text:p>3091.6432233879</text:p>
          </table:table-cell>
          <table:table-cell office:value-type="float" office:value="2949.05223799735" calcext:value-type="float">
            <text:p>2949.0522379974</text:p>
          </table:table-cell>
        </table:table-row>
        <table:table-row table:style-name="ro1">
          <table:table-cell office:value-type="string" calcext:value-type="string">
            <text:p>105_hop</text:p>
          </table:table-cell>
          <table:table-cell office:value-type="float" office:value="3093.70581427529" calcext:value-type="float">
            <text:p>3093.7058142753</text:p>
          </table:table-cell>
          <table:table-cell office:value-type="float" office:value="2950.44686468718" calcext:value-type="float">
            <text:p>2950.4468646872</text:p>
          </table:table-cell>
        </table:table-row>
        <table:table-row table:style-name="ro1">
          <table:table-cell office:value-type="string" calcext:value-type="string">
            <text:p>106_hop</text:p>
          </table:table-cell>
          <table:table-cell office:value-type="float" office:value="3095.68937529876" calcext:value-type="float">
            <text:p>3095.6893752988</text:p>
          </table:table-cell>
          <table:table-cell office:value-type="float" office:value="2951.78579777837" calcext:value-type="float">
            <text:p>2951.7857977784</text:p>
          </table:table-cell>
        </table:table-row>
        <table:table-row table:style-name="ro1">
          <table:table-cell office:value-type="string" calcext:value-type="string">
            <text:p>107_hop</text:p>
          </table:table-cell>
          <table:table-cell office:value-type="float" office:value="3097.60036229149" calcext:value-type="float">
            <text:p>3097.6003622915</text:p>
          </table:table-cell>
          <table:table-cell office:value-type="float" office:value="2953.07526819722" calcext:value-type="float">
            <text:p>2953.0752681972</text:p>
          </table:table-cell>
        </table:table-row>
        <table:table-row table:style-name="ro1">
          <table:table-cell office:value-type="string" calcext:value-type="string">
            <text:p>108_hop</text:p>
          </table:table-cell>
          <table:table-cell office:value-type="float" office:value="3099.42934057916" calcext:value-type="float">
            <text:p>3099.4293405792</text:p>
          </table:table-cell>
          <table:table-cell office:value-type="float" office:value="2954.30909259415" calcext:value-type="float">
            <text:p>2954.3090925942</text:p>
          </table:table-cell>
        </table:table-row>
        <table:table-row table:style-name="ro1">
          <table:table-cell office:value-type="string" calcext:value-type="string">
            <text:p>109_hop</text:p>
          </table:table-cell>
          <table:table-cell office:value-type="float" office:value="3101.19127481319" calcext:value-type="float">
            <text:p>3101.1912748132</text:p>
          </table:table-cell>
          <table:table-cell office:value-type="float" office:value="2955.49611633332" calcext:value-type="float">
            <text:p>2955.4961163333</text:p>
          </table:table-cell>
        </table:table-row>
        <table:table-row table:style-name="ro1">
          <table:table-cell office:value-type="string" calcext:value-type="string">
            <text:p>110_hop</text:p>
          </table:table-cell>
          <table:table-cell office:value-type="float" office:value="3102.88097718067" calcext:value-type="float">
            <text:p>3102.8809771807</text:p>
          </table:table-cell>
          <table:table-cell office:value-type="float" office:value="2956.6347190765" calcext:value-type="float">
            <text:p>2956.6347190765</text:p>
          </table:table-cell>
        </table:table-row>
        <table:table-row table:style-name="ro1">
          <table:table-cell office:value-type="string" calcext:value-type="string">
            <text:p>111_hop</text:p>
          </table:table-cell>
          <table:table-cell office:value-type="float" office:value="3104.5106750195" calcext:value-type="float">
            <text:p>3104.5106750195</text:p>
          </table:table-cell>
          <table:table-cell office:value-type="float" office:value="2957.73209647344" calcext:value-type="float">
            <text:p>2957.7320964734</text:p>
          </table:table-cell>
        </table:table-row>
        <table:table-row table:style-name="ro1">
          <table:table-cell office:value-type="string" calcext:value-type="string">
            <text:p>112_hop</text:p>
          </table:table-cell>
          <table:table-cell office:value-type="float" office:value="3106.0755126173" calcext:value-type="float">
            <text:p>3106.0755126173</text:p>
          </table:table-cell>
          <table:table-cell office:value-type="float" office:value="2958.78567843234" calcext:value-type="float">
            <text:p>2958.7856784323</text:p>
          </table:table-cell>
        </table:table-row>
        <table:table-row table:style-name="ro1">
          <table:table-cell office:value-type="string" calcext:value-type="string">
            <text:p>113_hop</text:p>
          </table:table-cell>
          <table:table-cell office:value-type="float" office:value="3107.58404911062" calcext:value-type="float">
            <text:p>3107.5840491106</text:p>
          </table:table-cell>
          <table:table-cell office:value-type="float" office:value="2959.79994226145" calcext:value-type="float">
            <text:p>2959.7999422615</text:p>
          </table:table-cell>
        </table:table-row>
        <table:table-row table:style-name="ro1">
          <table:table-cell office:value-type="string" calcext:value-type="string">
            <text:p>114_hop</text:p>
          </table:table-cell>
          <table:table-cell office:value-type="float" office:value="3109.03655621808" calcext:value-type="float">
            <text:p>3109.0365562181</text:p>
          </table:table-cell>
          <table:table-cell office:value-type="float" office:value="2960.77470010696" calcext:value-type="float">
            <text:p>2960.774700107</text:p>
          </table:table-cell>
        </table:table-row>
        <table:table-row table:style-name="ro1">
          <table:table-cell office:value-type="string" calcext:value-type="string">
            <text:p>115_hop</text:p>
          </table:table-cell>
          <table:table-cell office:value-type="float" office:value="3110.44170880821" calcext:value-type="float">
            <text:p>3110.4417088082</text:p>
          </table:table-cell>
          <table:table-cell office:value-type="float" office:value="2961.716584018" calcext:value-type="float">
            <text:p>2961.716584018</text:p>
          </table:table-cell>
        </table:table-row>
        <table:table-row table:style-name="ro1">
          <table:table-cell office:value-type="string" calcext:value-type="string">
            <text:p>116_hop</text:p>
          </table:table-cell>
          <table:table-cell office:value-type="float" office:value="3111.78806450801" calcext:value-type="float">
            <text:p>3111.788064508</text:p>
          </table:table-cell>
          <table:table-cell office:value-type="float" office:value="2962.61842620856" calcext:value-type="float">
            <text:p>2962.6184262086</text:p>
          </table:table-cell>
        </table:table-row>
        <table:table-row table:style-name="ro1">
          <table:table-cell office:value-type="string" calcext:value-type="string">
            <text:p>117_hop</text:p>
          </table:table-cell>
          <table:table-cell office:value-type="float" office:value="3113.08913880293" calcext:value-type="float">
            <text:p>3113.0891388029</text:p>
          </table:table-cell>
          <table:table-cell office:value-type="float" office:value="2963.49063368313" calcext:value-type="float">
            <text:p>2963.4906336831</text:p>
          </table:table-cell>
        </table:table-row>
        <table:table-row table:style-name="ro1">
          <table:table-cell office:value-type="string" calcext:value-type="string">
            <text:p>118_hop</text:p>
          </table:table-cell>
          <table:table-cell office:value-type="float" office:value="3114.33714745767" calcext:value-type="float">
            <text:p>3114.3371474577</text:p>
          </table:table-cell>
          <table:table-cell office:value-type="float" office:value="2964.32566326263" calcext:value-type="float">
            <text:p>2964.3256632626</text:p>
          </table:table-cell>
        </table:table-row>
        <table:table-row table:style-name="ro1">
          <table:table-cell office:value-type="string" calcext:value-type="string">
            <text:p>119_hop</text:p>
          </table:table-cell>
          <table:table-cell office:value-type="float" office:value="3115.54778473847" calcext:value-type="float">
            <text:p>3115.5477847385</text:p>
          </table:table-cell>
          <table:table-cell office:value-type="float" office:value="2965.13530676513" calcext:value-type="float">
            <text:p>2965.1353067651</text:p>
          </table:table-cell>
        </table:table-row>
        <table:table-row table:style-name="ro1">
          <table:table-cell office:value-type="string" calcext:value-type="string">
            <text:p>120_hop</text:p>
          </table:table-cell>
          <table:table-cell office:value-type="float" office:value="3116.72187083302" calcext:value-type="float">
            <text:p>3116.721870833</text:p>
          </table:table-cell>
          <table:table-cell office:value-type="float" office:value="2965.91925095598" calcext:value-type="float">
            <text:p>2965.919250956</text:p>
          </table:table-cell>
        </table:table-row>
        <table:table-row table:style-name="ro1">
          <table:table-cell office:value-type="string" calcext:value-type="string">
            <text:p>121_hop</text:p>
          </table:table-cell>
          <table:table-cell office:value-type="float" office:value="3117.84913578383" calcext:value-type="float">
            <text:p>3117.8491357838</text:p>
          </table:table-cell>
          <table:table-cell office:value-type="float" office:value="2966.67157215824" calcext:value-type="float">
            <text:p>2966.6715721582</text:p>
          </table:table-cell>
        </table:table-row>
        <table:table-row table:style-name="ro1">
          <table:table-cell office:value-type="string" calcext:value-type="string">
            <text:p>122_hop</text:p>
          </table:table-cell>
          <table:table-cell office:value-type="float" office:value="3118.94288877148" calcext:value-type="float">
            <text:p>3118.9428887715</text:p>
          </table:table-cell>
          <table:table-cell office:value-type="float" office:value="2967.39966787195" calcext:value-type="float">
            <text:p>2967.399667872</text:p>
          </table:table-cell>
        </table:table-row>
        <table:table-row table:style-name="ro1">
          <table:table-cell office:value-type="string" calcext:value-type="string">
            <text:p>123_hop</text:p>
          </table:table-cell>
          <table:table-cell office:value-type="float" office:value="3119.99638714872" calcext:value-type="float">
            <text:p>3119.9963871487</text:p>
          </table:table-cell>
          <table:table-cell office:value-type="float" office:value="2968.09999867766" calcext:value-type="float">
            <text:p>2968.0999986777</text:p>
          </table:table-cell>
        </table:table-row>
        <table:table-row table:style-name="ro1">
          <table:table-cell office:value-type="string" calcext:value-type="string">
            <text:p>124_hop</text:p>
          </table:table-cell>
          <table:table-cell office:value-type="float" office:value="3121.01558859788" calcext:value-type="float">
            <text:p>3121.0155885979</text:p>
          </table:table-cell>
          <table:table-cell office:value-type="float" office:value="2968.77561560158" calcext:value-type="float">
            <text:p>2968.7756156016</text:p>
          </table:table-cell>
        </table:table-row>
        <table:table-row table:style-name="ro1">
          <table:table-cell office:value-type="string" calcext:value-type="string">
            <text:p>125_hop</text:p>
          </table:table-cell>
          <table:table-cell office:value-type="float" office:value="3122.0037688379" calcext:value-type="float">
            <text:p>3122.0037688379</text:p>
          </table:table-cell>
          <table:table-cell office:value-type="float" office:value="2969.43107334143" calcext:value-type="float">
            <text:p>2969.4310733414</text:p>
          </table:table-cell>
        </table:table-row>
        <table:table-row table:style-name="ro1">
          <table:table-cell office:value-type="string" calcext:value-type="string">
            <text:p>126_hop</text:p>
          </table:table-cell>
          <table:table-cell office:value-type="float" office:value="3122.95096485269" calcext:value-type="float">
            <text:p>3122.9509648527</text:p>
          </table:table-cell>
          <table:table-cell office:value-type="float" office:value="2970.05814563762" calcext:value-type="float">
            <text:p>2970.0581456376</text:p>
          </table:table-cell>
        </table:table-row>
        <table:table-row table:style-name="ro1">
          <table:table-cell office:value-type="string" calcext:value-type="string">
            <text:p>127_hop</text:p>
          </table:table-cell>
          <table:table-cell office:value-type="float" office:value="3123.87764611166" calcext:value-type="float">
            <text:p>3123.8776461117</text:p>
          </table:table-cell>
          <table:table-cell office:value-type="float" office:value="2970.67165306484" calcext:value-type="float">
            <text:p>2970.6716530648</text:p>
          </table:table-cell>
        </table:table-row>
        <table:table-row table:style-name="ro1">
          <table:table-cell office:value-type="string" calcext:value-type="string">
            <text:p>128_hop</text:p>
          </table:table-cell>
          <table:table-cell office:value-type="float" office:value="3124.76826930334" calcext:value-type="float">
            <text:p>3124.7682693033</text:p>
          </table:table-cell>
          <table:table-cell office:value-type="float" office:value="2971.26002773806" calcext:value-type="float">
            <text:p>2971.2600277381</text:p>
          </table:table-cell>
        </table:table-row>
        <table:table-row table:style-name="ro1">
          <table:table-cell office:value-type="string" calcext:value-type="string">
            <text:p>129_hop</text:p>
          </table:table-cell>
          <table:table-cell office:value-type="float" office:value="3125.63150426447" calcext:value-type="float">
            <text:p>3125.6315042645</text:p>
          </table:table-cell>
          <table:table-cell office:value-type="float" office:value="2971.82921706907" calcext:value-type="float">
            <text:p>2971.8292170691</text:p>
          </table:table-cell>
        </table:table-row>
        <table:table-row table:style-name="ro1">
          <table:table-cell office:value-type="string" calcext:value-type="string">
            <text:p>130_hop</text:p>
          </table:table-cell>
          <table:table-cell office:value-type="float" office:value="3126.47415905603" calcext:value-type="float">
            <text:p>3126.474159056</text:p>
          </table:table-cell>
          <table:table-cell office:value-type="float" office:value="2972.38430796417" calcext:value-type="float">
            <text:p>2972.3843079642</text:p>
          </table:table-cell>
        </table:table-row>
        <table:table-row table:style-name="ro1">
          <table:table-cell office:value-type="string" calcext:value-type="string">
            <text:p>131_hop</text:p>
          </table:table-cell>
          <table:table-cell office:value-type="float" office:value="3127.2813092812" calcext:value-type="float">
            <text:p>3127.2813092812</text:p>
          </table:table-cell>
          <table:table-cell office:value-type="float" office:value="2972.91449172825" calcext:value-type="float">
            <text:p>2972.9144917283</text:p>
          </table:table-cell>
        </table:table-row>
        <table:table-row table:style-name="ro1">
          <table:table-cell office:value-type="string" calcext:value-type="string">
            <text:p>132_hop</text:p>
          </table:table-cell>
          <table:table-cell office:value-type="float" office:value="3128.06962538053" calcext:value-type="float">
            <text:p>3128.0696253805</text:p>
          </table:table-cell>
          <table:table-cell office:value-type="float" office:value="2973.43182409074" calcext:value-type="float">
            <text:p>2973.4318240907</text:p>
          </table:table-cell>
        </table:table-row>
        <table:table-row table:style-name="ro1">
          <table:table-cell office:value-type="string" calcext:value-type="string">
            <text:p>133_hop</text:p>
          </table:table-cell>
          <table:table-cell office:value-type="float" office:value="3128.83821168893" calcext:value-type="float">
            <text:p>3128.8382116889</text:p>
          </table:table-cell>
          <table:table-cell office:value-type="float" office:value="2973.93622726165" calcext:value-type="float">
            <text:p>2973.9362272617</text:p>
          </table:table-cell>
        </table:table-row>
        <table:table-row table:style-name="ro1">
          <table:table-cell office:value-type="string" calcext:value-type="string">
            <text:p>134_hop</text:p>
          </table:table-cell>
          <table:table-cell office:value-type="float" office:value="3129.57992301306" calcext:value-type="float">
            <text:p>3129.5799230131</text:p>
          </table:table-cell>
          <table:table-cell office:value-type="float" office:value="2974.42217033833" calcext:value-type="float">
            <text:p>2974.4221703383</text:p>
          </table:table-cell>
        </table:table-row>
        <table:table-row table:style-name="ro1">
          <table:table-cell office:value-type="string" calcext:value-type="string">
            <text:p>135_hop</text:p>
          </table:table-cell>
          <table:table-cell office:value-type="float" office:value="3130.30268951116" calcext:value-type="float">
            <text:p>3130.3026895112</text:p>
          </table:table-cell>
          <table:table-cell office:value-type="float" office:value="2974.89546339417" calcext:value-type="float">
            <text:p>2974.8954633942</text:p>
          </table:table-cell>
        </table:table-row>
        <table:table-row table:style-name="ro1">
          <table:table-cell office:value-type="string" calcext:value-type="string">
            <text:p>136_hop</text:p>
          </table:table-cell>
          <table:table-cell office:value-type="float" office:value="3131.00814149496" calcext:value-type="float">
            <text:p>3131.008141495</text:p>
          </table:table-cell>
          <table:table-cell office:value-type="float" office:value="2975.35657409877" calcext:value-type="float">
            <text:p>2975.3565740988</text:p>
          </table:table-cell>
        </table:table-row>
        <table:table-row table:style-name="ro1">
          <table:table-cell office:value-type="string" calcext:value-type="string">
            <text:p>137_hop</text:p>
          </table:table-cell>
          <table:table-cell office:value-type="float" office:value="3131.68566181095" calcext:value-type="float">
            <text:p>3131.685661811</text:p>
          </table:table-cell>
          <table:table-cell office:value-type="float" office:value="2975.79883550225" calcext:value-type="float">
            <text:p>2975.7988355023</text:p>
          </table:table-cell>
        </table:table-row>
        <table:table-row table:style-name="ro1">
          <table:table-cell office:value-type="string" calcext:value-type="string">
            <text:p>138_hop</text:p>
          </table:table-cell>
          <table:table-cell office:value-type="float" office:value="3132.34990313734" calcext:value-type="float">
            <text:p>3132.3499031373</text:p>
          </table:table-cell>
          <table:table-cell office:value-type="float" office:value="2976.23235364586" calcext:value-type="float">
            <text:p>2976.2323536459</text:p>
          </table:table-cell>
        </table:table-row>
        <table:table-row table:style-name="ro1">
          <table:table-cell office:value-type="string" calcext:value-type="string">
            <text:p>139_hop</text:p>
          </table:table-cell>
          <table:table-cell office:value-type="float" office:value="3132.9987571389" calcext:value-type="float">
            <text:p>3132.9987571389</text:p>
          </table:table-cell>
          <table:table-cell office:value-type="float" office:value="2976.65528091066" calcext:value-type="float">
            <text:p>2976.6552809107</text:p>
          </table:table-cell>
        </table:table-row>
        <table:table-row table:style-name="ro1">
          <table:table-cell office:value-type="string" calcext:value-type="string">
            <text:p>140_hop</text:p>
          </table:table-cell>
          <table:table-cell office:value-type="float" office:value="3133.62453015322" calcext:value-type="float">
            <text:p>3133.6245301532</text:p>
          </table:table-cell>
          <table:table-cell office:value-type="float" office:value="2977.06251134884" calcext:value-type="float">
            <text:p>2977.0625113488</text:p>
          </table:table-cell>
        </table:table-row>
        <table:table-row table:style-name="ro1">
          <table:table-cell office:value-type="string" calcext:value-type="string">
            <text:p>141_hop</text:p>
          </table:table-cell>
          <table:table-cell office:value-type="float" office:value="3134.23512717941" calcext:value-type="float">
            <text:p>3134.2351271794</text:p>
          </table:table-cell>
          <table:table-cell office:value-type="float" office:value="2977.46068547348" calcext:value-type="float">
            <text:p>2977.4606854735</text:p>
          </table:table-cell>
        </table:table-row>
        <table:table-row table:style-name="ro1">
          <table:table-cell office:value-type="string" calcext:value-type="string">
            <text:p>142_hop</text:p>
          </table:table-cell>
          <table:table-cell office:value-type="float" office:value="3134.830533122" calcext:value-type="float">
            <text:p>3134.830533122</text:p>
          </table:table-cell>
          <table:table-cell office:value-type="float" office:value="2977.84779101425" calcext:value-type="float">
            <text:p>2977.8477910143</text:p>
          </table:table-cell>
        </table:table-row>
        <table:table-row table:style-name="ro1">
          <table:table-cell office:value-type="string" calcext:value-type="string">
            <text:p>143_hop</text:p>
          </table:table-cell>
          <table:table-cell office:value-type="float" office:value="3135.40231967192" calcext:value-type="float">
            <text:p>3135.4023196719</text:p>
          </table:table-cell>
          <table:table-cell office:value-type="float" office:value="2978.2182003842" calcext:value-type="float">
            <text:p>2978.2182003842</text:p>
          </table:table-cell>
        </table:table-row>
        <table:table-row table:style-name="ro1">
          <table:table-cell office:value-type="string" calcext:value-type="string">
            <text:p>144_hop</text:p>
          </table:table-cell>
          <table:table-cell office:value-type="float" office:value="3135.96392683725" calcext:value-type="float">
            <text:p>3135.9639268373</text:p>
          </table:table-cell>
          <table:table-cell office:value-type="float" office:value="2978.58208247737" calcext:value-type="float">
            <text:p>2978.5820824774</text:p>
          </table:table-cell>
        </table:table-row>
        <table:table-row table:style-name="ro1">
          <table:table-cell office:value-type="string" calcext:value-type="string">
            <text:p>145_hop</text:p>
          </table:table-cell>
          <table:table-cell office:value-type="float" office:value="3136.51107253378" calcext:value-type="float">
            <text:p>3136.5110725338</text:p>
          </table:table-cell>
          <table:table-cell office:value-type="float" office:value="2978.93579885356" calcext:value-type="float">
            <text:p>2978.9357988536</text:p>
          </table:table-cell>
        </table:table-row>
        <table:table-row table:style-name="ro1">
          <table:table-cell office:value-type="string" calcext:value-type="string">
            <text:p>146_hop</text:p>
          </table:table-cell>
          <table:table-cell office:value-type="float" office:value="3137.05001132161" calcext:value-type="float">
            <text:p>3137.0500113216</text:p>
          </table:table-cell>
          <table:table-cell office:value-type="float" office:value="2979.28547448578" calcext:value-type="float">
            <text:p>2979.2854744858</text:p>
          </table:table-cell>
        </table:table-row>
        <table:table-row table:style-name="ro1">
          <table:table-cell office:value-type="string" calcext:value-type="string">
            <text:p>147_hop</text:p>
          </table:table-cell>
          <table:table-cell office:value-type="float" office:value="3137.56740382922" calcext:value-type="float">
            <text:p>3137.5674038292</text:p>
          </table:table-cell>
          <table:table-cell office:value-type="float" office:value="2979.6195872222" calcext:value-type="float">
            <text:p>2979.6195872222</text:p>
          </table:table-cell>
        </table:table-row>
        <table:table-row table:style-name="ro1">
          <table:table-cell office:value-type="string" calcext:value-type="string">
            <text:p>148_hop</text:p>
          </table:table-cell>
          <table:table-cell office:value-type="float" office:value="3138.07358542783" calcext:value-type="float">
            <text:p>3138.0735854278</text:p>
          </table:table-cell>
          <table:table-cell office:value-type="float" office:value="2979.94683490226" calcext:value-type="float">
            <text:p>2979.9468349023</text:p>
          </table:table-cell>
        </table:table-row>
        <table:table-row table:style-name="ro1">
          <table:table-cell office:value-type="string" calcext:value-type="string">
            <text:p>149_hop</text:p>
          </table:table-cell>
          <table:table-cell office:value-type="float" office:value="3138.56676478728" calcext:value-type="float">
            <text:p>3138.5667647873</text:p>
          </table:table-cell>
          <table:table-cell office:value-type="float" office:value="2980.26455119707" calcext:value-type="float">
            <text:p>2980.2645511971</text:p>
          </table:table-cell>
        </table:table-row>
        <table:table-row table:style-name="ro1">
          <table:table-cell office:value-type="string" calcext:value-type="string">
            <text:p>150_hop</text:p>
          </table:table-cell>
          <table:table-cell office:value-type="float" office:value="3139.03588195335" calcext:value-type="float">
            <text:p>3139.0358819534</text:p>
          </table:table-cell>
          <table:table-cell office:value-type="float" office:value="2980.56369564664" calcext:value-type="float">
            <text:p>2980.5636956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2T12:27:56.803820232</dc:date>
    <meta:document-statistic meta:table-count="1" meta:cell-count="456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67cm" svg:height="21.277cm" xlink:href=".." xlink:type="simple" chart:class="chart:line" chart:style-name="ch1">
        <chart:legend chart:legend-position="end" svg:x="36.439cm" svg:y="10.09cm" style:legend-expansion="high" chart:style-name="ch2"/>
        <chart:plot-area chart:style-name="ch3" table:cell-range-address="Sheet1.A1:Sheet1.C152" chart:data-source-has-labels="both" svg:x="0.813cm" svg:y="0.425cm" svg:width="34.813cm" svg:height="20.427cm">
          <chartooo:coordinate-region svg:x="1.805cm" svg:y="0.624cm" svg:width="33.821cm" svg:height="18.782cm"/>
          <chart:axis chart:dimension="x" chart:name="primary-x" chart:style-name="ch4" chartooo:axis-type="auto">
            <chartooo:date-scale/>
            <chart:categories table:cell-range-address="Sheet1.A2:Sheet1.A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2" chart:label-cell-address="Sheet1.B1:Sheet1.B1" chart:class="chart:line">
            <chart:data-point chart:repeated="151"/>
          </chart:series>
          <chart:series chart:style-name="ch7" chart:values-cell-range-address="Sheet1.C2:Sheet1.C152" chart:label-cell-address="Sheet1.C1:Sheet1.C1" chart:class="chart:line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  <table:table-cell office:value-type="string">
                <text:p>standard_devi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_hop</text:p>
                <draw:g>
                  <svg:desc>Sheet1.A2:Sheet1.A152</svg:desc>
                </draw:g>
              </table:table-cell>
              <table:table-cell office:value-type="float" office:value="14.5629607265957">
                <text:p>14.5629607265957</text:p>
                <draw:g>
                  <svg:desc>Sheet1.B2:Sheet1.B152</svg:desc>
                </draw:g>
              </table:table-cell>
              <table:table-cell office:value-type="float" office:value="56.1596654909065">
                <text:p>56.1596654909065</text:p>
                <draw:g>
                  <svg:desc>Sheet1.C2:Sheet1.C152</svg:desc>
                </draw:g>
              </table:table-cell>
            </table:table-row>
            <table:table-row>
              <table:table-cell office:value-type="string">
                <text:p>1_hop</text:p>
              </table:table-cell>
              <table:table-cell office:value-type="float" office:value="155.36616599995">
                <text:p>155.36616599995</text:p>
              </table:table-cell>
              <table:table-cell office:value-type="float" office:value="470.250045134729">
                <text:p>470.250045134729</text:p>
              </table:table-cell>
            </table:table-row>
            <table:table-row>
              <table:table-cell office:value-type="string">
                <text:p>2_hop</text:p>
              </table:table-cell>
              <table:table-cell office:value-type="float" office:value="227.410672503585">
                <text:p>227.410672503585</text:p>
              </table:table-cell>
              <table:table-cell office:value-type="float" office:value="639.451795436023">
                <text:p>639.451795436023</text:p>
              </table:table-cell>
            </table:table-row>
            <table:table-row>
              <table:table-cell office:value-type="string">
                <text:p>3_hop</text:p>
              </table:table-cell>
              <table:table-cell office:value-type="float" office:value="284.669253025386">
                <text:p>284.669253025386</text:p>
              </table:table-cell>
              <table:table-cell office:value-type="float" office:value="745.65951928083">
                <text:p>745.65951928083</text:p>
              </table:table-cell>
            </table:table-row>
            <table:table-row>
              <table:table-cell office:value-type="string">
                <text:p>4_hop</text:p>
              </table:table-cell>
              <table:table-cell office:value-type="float" office:value="335.451178705311">
                <text:p>335.451178705311</text:p>
              </table:table-cell>
              <table:table-cell office:value-type="float" office:value="823.742934287558">
                <text:p>823.742934287558</text:p>
              </table:table-cell>
            </table:table-row>
            <table:table-row>
              <table:table-cell office:value-type="string">
                <text:p>5_hop</text:p>
              </table:table-cell>
              <table:table-cell office:value-type="float" office:value="383.31097189725">
                <text:p>383.31097189725</text:p>
              </table:table-cell>
              <table:table-cell office:value-type="float" office:value="887.434524240089">
                <text:p>887.434524240089</text:p>
              </table:table-cell>
            </table:table-row>
            <table:table-row>
              <table:table-cell office:value-type="string">
                <text:p>6_hop</text:p>
              </table:table-cell>
              <table:table-cell office:value-type="float" office:value="430.151291921403">
                <text:p>430.151291921403</text:p>
              </table:table-cell>
              <table:table-cell office:value-type="float" office:value="943.561932875933">
                <text:p>943.561932875933</text:p>
              </table:table-cell>
            </table:table-row>
            <table:table-row>
              <table:table-cell office:value-type="string">
                <text:p>7_hop</text:p>
              </table:table-cell>
              <table:table-cell office:value-type="float" office:value="476.814864014894">
                <text:p>476.814864014894</text:p>
              </table:table-cell>
              <table:table-cell office:value-type="float" office:value="994.792020008766">
                <text:p>994.792020008766</text:p>
              </table:table-cell>
            </table:table-row>
            <table:table-row>
              <table:table-cell office:value-type="string">
                <text:p>8_hop</text:p>
              </table:table-cell>
              <table:table-cell office:value-type="float" office:value="523.883176088761">
                <text:p>523.883176088761</text:p>
              </table:table-cell>
              <table:table-cell office:value-type="float" office:value="1042.83365177466">
                <text:p>1042.83365177466</text:p>
              </table:table-cell>
            </table:table-row>
            <table:table-row>
              <table:table-cell office:value-type="string">
                <text:p>9_hop</text:p>
              </table:table-cell>
              <table:table-cell office:value-type="float" office:value="571.765733262888">
                <text:p>571.765733262888</text:p>
              </table:table-cell>
              <table:table-cell office:value-type="float" office:value="1088.82596878036">
                <text:p>1088.82596878036</text:p>
              </table:table-cell>
            </table:table-row>
            <table:table-row>
              <table:table-cell office:value-type="string">
                <text:p>10_hop</text:p>
              </table:table-cell>
              <table:table-cell office:value-type="float" office:value="620.705411729187">
                <text:p>620.705411729187</text:p>
              </table:table-cell>
              <table:table-cell office:value-type="float" office:value="1133.4704082461">
                <text:p>1133.4704082461</text:p>
              </table:table-cell>
            </table:table-row>
            <table:table-row>
              <table:table-cell office:value-type="string">
                <text:p>11_hop</text:p>
              </table:table-cell>
              <table:table-cell office:value-type="float" office:value="670.828359373034">
                <text:p>670.828359373034</text:p>
              </table:table-cell>
              <table:table-cell office:value-type="float" office:value="1177.29487637282">
                <text:p>1177.29487637282</text:p>
              </table:table-cell>
            </table:table-row>
            <table:table-row>
              <table:table-cell office:value-type="string">
                <text:p>12_hop</text:p>
              </table:table-cell>
              <table:table-cell office:value-type="float" office:value="722.224042066068">
                <text:p>722.224042066068</text:p>
              </table:table-cell>
              <table:table-cell office:value-type="float" office:value="1220.72221238959">
                <text:p>1220.72221238959</text:p>
              </table:table-cell>
            </table:table-row>
            <table:table-row>
              <table:table-cell office:value-type="string">
                <text:p>13_hop</text:p>
              </table:table-cell>
              <table:table-cell office:value-type="float" office:value="774.9248899288">
                <text:p>774.9248899288</text:p>
              </table:table-cell>
              <table:table-cell office:value-type="float" office:value="1264.10198572997">
                <text:p>1264.10198572997</text:p>
              </table:table-cell>
            </table:table-row>
            <table:table-row>
              <table:table-cell office:value-type="string">
                <text:p>14_hop</text:p>
              </table:table-cell>
              <table:table-cell office:value-type="float" office:value="828.899901879387">
                <text:p>828.899901879387</text:p>
              </table:table-cell>
              <table:table-cell office:value-type="float" office:value="1307.64329243485">
                <text:p>1307.64329243485</text:p>
              </table:table-cell>
            </table:table-row>
            <table:table-row>
              <table:table-cell office:value-type="string">
                <text:p>15_hop</text:p>
              </table:table-cell>
              <table:table-cell office:value-type="float" office:value="884.092223312451">
                <text:p>884.092223312451</text:p>
              </table:table-cell>
              <table:table-cell office:value-type="float" office:value="1351.53805415581">
                <text:p>1351.53805415581</text:p>
              </table:table-cell>
            </table:table-row>
            <table:table-row>
              <table:table-cell office:value-type="string">
                <text:p>16_hop</text:p>
              </table:table-cell>
              <table:table-cell office:value-type="float" office:value="940.363660150452">
                <text:p>940.363660150452</text:p>
              </table:table-cell>
              <table:table-cell office:value-type="float" office:value="1395.83384461319">
                <text:p>1395.83384461319</text:p>
              </table:table-cell>
            </table:table-row>
            <table:table-row>
              <table:table-cell office:value-type="string">
                <text:p>17_hop</text:p>
              </table:table-cell>
              <table:table-cell office:value-type="float" office:value="997.598606184114">
                <text:p>997.598606184114</text:p>
              </table:table-cell>
              <table:table-cell office:value-type="float" office:value="1440.57131282614">
                <text:p>1440.57131282614</text:p>
              </table:table-cell>
            </table:table-row>
            <table:table-row>
              <table:table-cell office:value-type="string">
                <text:p>18_hop</text:p>
              </table:table-cell>
              <table:table-cell office:value-type="float" office:value="1055.63693863688">
                <text:p>1055.63693863688</text:p>
              </table:table-cell>
              <table:table-cell office:value-type="float" office:value="1485.73627714989">
                <text:p>1485.73627714989</text:p>
              </table:table-cell>
            </table:table-row>
            <table:table-row>
              <table:table-cell office:value-type="string">
                <text:p>19_hop</text:p>
              </table:table-cell>
              <table:table-cell office:value-type="float" office:value="1114.31395073842">
                <text:p>1114.31395073842</text:p>
              </table:table-cell>
              <table:table-cell office:value-type="float" office:value="1531.26787392194">
                <text:p>1531.26787392194</text:p>
              </table:table-cell>
            </table:table-row>
            <table:table-row>
              <table:table-cell office:value-type="string">
                <text:p>20_hop</text:p>
              </table:table-cell>
              <table:table-cell office:value-type="float" office:value="1173.45803708456">
                <text:p>1173.45803708456</text:p>
              </table:table-cell>
              <table:table-cell office:value-type="float" office:value="1577.06777603916">
                <text:p>1577.06777603916</text:p>
              </table:table-cell>
            </table:table-row>
            <table:table-row>
              <table:table-cell office:value-type="string">
                <text:p>21_hop</text:p>
              </table:table-cell>
              <table:table-cell office:value-type="float" office:value="1232.89612800966">
                <text:p>1232.89612800966</text:p>
              </table:table-cell>
              <table:table-cell office:value-type="float" office:value="1623.0355290725">
                <text:p>1623.0355290725</text:p>
              </table:table-cell>
            </table:table-row>
            <table:table-row>
              <table:table-cell office:value-type="string">
                <text:p>22_hop</text:p>
              </table:table-cell>
              <table:table-cell office:value-type="float" office:value="1292.45403678265">
                <text:p>1292.45403678265</text:p>
              </table:table-cell>
              <table:table-cell office:value-type="float" office:value="1669.03202787717">
                <text:p>1669.03202787717</text:p>
              </table:table-cell>
            </table:table-row>
            <table:table-row>
              <table:table-cell office:value-type="string">
                <text:p>23_hop</text:p>
              </table:table-cell>
              <table:table-cell office:value-type="float" office:value="1351.95585578786">
                <text:p>1351.95585578786</text:p>
              </table:table-cell>
              <table:table-cell office:value-type="float" office:value="1714.92537377031">
                <text:p>1714.92537377031</text:p>
              </table:table-cell>
            </table:table-row>
            <table:table-row>
              <table:table-cell office:value-type="string">
                <text:p>24_hop</text:p>
              </table:table-cell>
              <table:table-cell office:value-type="float" office:value="1411.24400332101">
                <text:p>1411.24400332101</text:p>
              </table:table-cell>
              <table:table-cell office:value-type="float" office:value="1760.57465624886">
                <text:p>1760.57465624886</text:p>
              </table:table-cell>
            </table:table-row>
            <table:table-row>
              <table:table-cell office:value-type="string">
                <text:p>25_hop</text:p>
              </table:table-cell>
              <table:table-cell office:value-type="float" office:value="1470.15293229678">
                <text:p>1470.15293229678</text:p>
              </table:table-cell>
              <table:table-cell office:value-type="float" office:value="1805.83741516674">
                <text:p>1805.83741516674</text:p>
              </table:table-cell>
            </table:table-row>
            <table:table-row>
              <table:table-cell office:value-type="string">
                <text:p>26_hop</text:p>
              </table:table-cell>
              <table:table-cell office:value-type="float" office:value="1528.52271114801">
                <text:p>1528.52271114801</text:p>
              </table:table-cell>
              <table:table-cell office:value-type="float" office:value="1850.5682249873">
                <text:p>1850.5682249873</text:p>
              </table:table-cell>
            </table:table-row>
            <table:table-row>
              <table:table-cell office:value-type="string">
                <text:p>27_hop</text:p>
              </table:table-cell>
              <table:table-cell office:value-type="float" office:value="1586.20844843636">
                <text:p>1586.20844843636</text:p>
              </table:table-cell>
              <table:table-cell office:value-type="float" office:value="1894.64598726679">
                <text:p>1894.64598726679</text:p>
              </table:table-cell>
            </table:table-row>
            <table:table-row>
              <table:table-cell office:value-type="string">
                <text:p>28_hop</text:p>
              </table:table-cell>
              <table:table-cell office:value-type="float" office:value="1643.09943895137">
                <text:p>1643.09943895137</text:p>
              </table:table-cell>
              <table:table-cell office:value-type="float" office:value="1937.95490148123">
                <text:p>1937.95490148123</text:p>
              </table:table-cell>
            </table:table-row>
            <table:table-row>
              <table:table-cell office:value-type="string">
                <text:p>29_hop</text:p>
              </table:table-cell>
              <table:table-cell office:value-type="float" office:value="1699.06191662264">
                <text:p>1699.06191662264</text:p>
              </table:table-cell>
              <table:table-cell office:value-type="float" office:value="1980.37835168872">
                <text:p>1980.37835168872</text:p>
              </table:table-cell>
            </table:table-row>
            <table:table-row>
              <table:table-cell office:value-type="string">
                <text:p>30_hop</text:p>
              </table:table-cell>
              <table:table-cell office:value-type="float" office:value="1753.9956575339">
                <text:p>1753.9956575339</text:p>
              </table:table-cell>
              <table:table-cell office:value-type="float" office:value="2021.83180431492">
                <text:p>2021.83180431492</text:p>
              </table:table-cell>
            </table:table-row>
            <table:table-row>
              <table:table-cell office:value-type="string">
                <text:p>31_hop</text:p>
              </table:table-cell>
              <table:table-cell office:value-type="float" office:value="1807.79717714544">
                <text:p>1807.79717714544</text:p>
              </table:table-cell>
              <table:table-cell office:value-type="float" office:value="2062.22496225419">
                <text:p>2062.22496225419</text:p>
              </table:table-cell>
            </table:table-row>
            <table:table-row>
              <table:table-cell office:value-type="string">
                <text:p>32_hop</text:p>
              </table:table-cell>
              <table:table-cell office:value-type="float" office:value="1860.40157999346">
                <text:p>1860.40157999346</text:p>
              </table:table-cell>
              <table:table-cell office:value-type="float" office:value="2101.49941794913">
                <text:p>2101.49941794913</text:p>
              </table:table-cell>
            </table:table-row>
            <table:table-row>
              <table:table-cell office:value-type="string">
                <text:p>33_hop</text:p>
              </table:table-cell>
              <table:table-cell office:value-type="float" office:value="1911.73500893149">
                <text:p>1911.73500893149</text:p>
              </table:table-cell>
              <table:table-cell office:value-type="float" office:value="2139.6072431609">
                <text:p>2139.6072431609</text:p>
              </table:table-cell>
            </table:table-row>
            <table:table-row>
              <table:table-cell office:value-type="string">
                <text:p>34_hop</text:p>
              </table:table-cell>
              <table:table-cell office:value-type="float" office:value="1961.73363021109">
                <text:p>1961.73363021109</text:p>
              </table:table-cell>
              <table:table-cell office:value-type="float" office:value="2176.5044192783">
                <text:p>2176.5044192783</text:p>
              </table:table-cell>
            </table:table-row>
            <table:table-row>
              <table:table-cell office:value-type="string">
                <text:p>35_hop</text:p>
              </table:table-cell>
              <table:table-cell office:value-type="float" office:value="2010.3494351775">
                <text:p>2010.3494351775</text:p>
              </table:table-cell>
              <table:table-cell office:value-type="float" office:value="2212.16024331539">
                <text:p>2212.16024331539</text:p>
              </table:table-cell>
            </table:table-row>
            <table:table-row>
              <table:table-cell office:value-type="string">
                <text:p>36_hop</text:p>
              </table:table-cell>
              <table:table-cell office:value-type="float" office:value="2057.55438649458">
                <text:p>2057.55438649458</text:p>
              </table:table-cell>
              <table:table-cell office:value-type="float" office:value="2246.54769432756">
                <text:p>2246.54769432756</text:p>
              </table:table-cell>
            </table:table-row>
            <table:table-row>
              <table:table-cell office:value-type="string">
                <text:p>37_hop</text:p>
              </table:table-cell>
              <table:table-cell office:value-type="float" office:value="2103.32087956324">
                <text:p>2103.32087956324</text:p>
              </table:table-cell>
              <table:table-cell office:value-type="float" office:value="2279.67257012579">
                <text:p>2279.67257012579</text:p>
              </table:table-cell>
            </table:table-row>
            <table:table-row>
              <table:table-cell office:value-type="string">
                <text:p>38_hop</text:p>
              </table:table-cell>
              <table:table-cell office:value-type="float" office:value="2147.62297028707">
                <text:p>2147.62297028707</text:p>
              </table:table-cell>
              <table:table-cell office:value-type="float" office:value="2311.53078972454">
                <text:p>2311.53078972454</text:p>
              </table:table-cell>
            </table:table-row>
            <table:table-row>
              <table:table-cell office:value-type="string">
                <text:p>39_hop</text:p>
              </table:table-cell>
              <table:table-cell office:value-type="float" office:value="2190.45162150603">
                <text:p>2190.45162150603</text:p>
              </table:table-cell>
              <table:table-cell office:value-type="float" office:value="2342.12054764827">
                <text:p>2342.12054764827</text:p>
              </table:table-cell>
            </table:table-row>
            <table:table-row>
              <table:table-cell office:value-type="string">
                <text:p>40_hop</text:p>
              </table:table-cell>
              <table:table-cell office:value-type="float" office:value="2231.81361109015">
                <text:p>2231.81361109015</text:p>
              </table:table-cell>
              <table:table-cell office:value-type="float" office:value="2371.46324740936">
                <text:p>2371.46324740936</text:p>
              </table:table-cell>
            </table:table-row>
            <table:table-row>
              <table:table-cell office:value-type="string">
                <text:p>41_hop</text:p>
              </table:table-cell>
              <table:table-cell office:value-type="float" office:value="2271.70831509296">
                <text:p>2271.70831509296</text:p>
              </table:table-cell>
              <table:table-cell office:value-type="float" office:value="2399.5777693607">
                <text:p>2399.5777693607</text:p>
              </table:table-cell>
            </table:table-row>
            <table:table-row>
              <table:table-cell office:value-type="string">
                <text:p>42_hop</text:p>
              </table:table-cell>
              <table:table-cell office:value-type="float" office:value="2310.14175661056">
                <text:p>2310.14175661056</text:p>
              </table:table-cell>
              <table:table-cell office:value-type="float" office:value="2426.48762246435">
                <text:p>2426.48762246435</text:p>
              </table:table-cell>
            </table:table-row>
            <table:table-row>
              <table:table-cell office:value-type="string">
                <text:p>43_hop</text:p>
              </table:table-cell>
              <table:table-cell office:value-type="float" office:value="2347.12751654213">
                <text:p>2347.12751654213</text:p>
              </table:table-cell>
              <table:table-cell office:value-type="float" office:value="2452.22100308292">
                <text:p>2452.22100308292</text:p>
              </table:table-cell>
            </table:table-row>
            <table:table-row>
              <table:table-cell office:value-type="string">
                <text:p>44_hop</text:p>
              </table:table-cell>
              <table:table-cell office:value-type="float" office:value="2382.6863209802">
                <text:p>2382.6863209802</text:p>
              </table:table-cell>
              <table:table-cell office:value-type="float" office:value="2476.81652068726">
                <text:p>2476.81652068726</text:p>
              </table:table-cell>
            </table:table-row>
            <table:table-row>
              <table:table-cell office:value-type="string">
                <text:p>45_hop</text:p>
              </table:table-cell>
              <table:table-cell office:value-type="float" office:value="2416.85556142602">
                <text:p>2416.85556142602</text:p>
              </table:table-cell>
              <table:table-cell office:value-type="float" office:value="2500.30579842563">
                <text:p>2500.30579842563</text:p>
              </table:table-cell>
            </table:table-row>
            <table:table-row>
              <table:table-cell office:value-type="string">
                <text:p>46_hop</text:p>
              </table:table-cell>
              <table:table-cell office:value-type="float" office:value="2449.65162150603">
                <text:p>2449.65162150603</text:p>
              </table:table-cell>
              <table:table-cell office:value-type="float" office:value="2522.72236372115">
                <text:p>2522.72236372115</text:p>
              </table:table-cell>
            </table:table-row>
            <table:table-row>
              <table:table-cell office:value-type="string">
                <text:p>47_hop</text:p>
              </table:table-cell>
              <table:table-cell office:value-type="float" office:value="2481.10804337434">
                <text:p>2481.10804337434</text:p>
              </table:table-cell>
              <table:table-cell office:value-type="float" office:value="2544.11088412923">
                <text:p>2544.11088412923</text:p>
              </table:table-cell>
            </table:table-row>
            <table:table-row>
              <table:table-cell office:value-type="string">
                <text:p>48_hop</text:p>
              </table:table-cell>
              <table:table-cell office:value-type="float" office:value="2511.26780889124">
                <text:p>2511.26780889124</text:p>
              </table:table-cell>
              <table:table-cell office:value-type="float" office:value="2564.50697165988">
                <text:p>2564.50697165988</text:p>
              </table:table-cell>
            </table:table-row>
            <table:table-row>
              <table:table-cell office:value-type="string">
                <text:p>49_hop</text:p>
              </table:table-cell>
              <table:table-cell office:value-type="float" office:value="2540.15254987798">
                <text:p>2540.15254987798</text:p>
              </table:table-cell>
              <table:table-cell office:value-type="float" office:value="2583.9500875186">
                <text:p>2583.9500875186</text:p>
              </table:table-cell>
            </table:table-row>
            <table:table-row>
              <table:table-cell office:value-type="string">
                <text:p>50_hop</text:p>
              </table:table-cell>
              <table:table-cell office:value-type="float" office:value="2567.80017108209">
                <text:p>2567.80017108209</text:p>
              </table:table-cell>
              <table:table-cell office:value-type="float" office:value="2602.48243435521">
                <text:p>2602.48243435521</text:p>
              </table:table-cell>
            </table:table-row>
            <table:table-row>
              <table:table-cell office:value-type="string">
                <text:p>51_hop</text:p>
              </table:table-cell>
              <table:table-cell office:value-type="float" office:value="2594.24476312678">
                <text:p>2594.24476312678</text:p>
              </table:table-cell>
              <table:table-cell office:value-type="float" office:value="2620.13004583512">
                <text:p>2620.13004583512</text:p>
              </table:table-cell>
            </table:table-row>
            <table:table-row>
              <table:table-cell office:value-type="string">
                <text:p>52_hop</text:p>
              </table:table-cell>
              <table:table-cell office:value-type="float" office:value="2619.53692605731">
                <text:p>2619.53692605731</text:p>
              </table:table-cell>
              <table:table-cell office:value-type="float" office:value="2636.94824796123">
                <text:p>2636.94824796123</text:p>
              </table:table-cell>
            </table:table-row>
            <table:table-row>
              <table:table-cell office:value-type="string">
                <text:p>53_hop</text:p>
              </table:table-cell>
              <table:table-cell office:value-type="float" office:value="2643.70644325358">
                <text:p>2643.70644325358</text:p>
              </table:table-cell>
              <table:table-cell office:value-type="float" office:value="2652.96304986582">
                <text:p>2652.96304986582</text:p>
              </table:table-cell>
            </table:table-row>
            <table:table-row>
              <table:table-cell office:value-type="string">
                <text:p>54_hop</text:p>
              </table:table-cell>
              <table:table-cell office:value-type="float" office:value="2666.7952549878">
                <text:p>2666.7952549878</text:p>
              </table:table-cell>
              <table:table-cell office:value-type="float" office:value="2668.21570545955">
                <text:p>2668.21570545955</text:p>
              </table:table-cell>
            </table:table-row>
            <table:table-row>
              <table:table-cell office:value-type="string">
                <text:p>55_hop</text:p>
              </table:table-cell>
              <table:table-cell office:value-type="float" office:value="2688.82716179837">
                <text:p>2688.82716179837</text:p>
              </table:table-cell>
              <table:table-cell office:value-type="float" office:value="2682.73908307306">
                <text:p>2682.73908307306</text:p>
              </table:table-cell>
            </table:table-row>
            <table:table-row>
              <table:table-cell office:value-type="string">
                <text:p>56_hop</text:p>
              </table:table-cell>
              <table:table-cell office:value-type="float" office:value="2709.85435378771">
                <text:p>2709.85435378771</text:p>
              </table:table-cell>
              <table:table-cell office:value-type="float" office:value="2696.56897444016">
                <text:p>2696.56897444016</text:p>
              </table:table-cell>
            </table:table-row>
            <table:table-row>
              <table:table-cell office:value-type="string">
                <text:p>57_hop</text:p>
              </table:table-cell>
              <table:table-cell office:value-type="float" office:value="2729.91664779732">
                <text:p>2729.91664779732</text:p>
              </table:table-cell>
              <table:table-cell office:value-type="float" office:value="2709.73996965896">
                <text:p>2709.73996965896</text:p>
              </table:table-cell>
            </table:table-row>
            <table:table-row>
              <table:table-cell office:value-type="string">
                <text:p>58_hop</text:p>
              </table:table-cell>
              <table:table-cell office:value-type="float" office:value="2749.04917100662">
                <text:p>2749.04917100662</text:p>
              </table:table-cell>
              <table:table-cell office:value-type="float" office:value="2722.28424071125">
                <text:p>2722.28424071125</text:p>
              </table:table-cell>
            </table:table-row>
            <table:table-row>
              <table:table-cell office:value-type="string">
                <text:p>59_hop</text:p>
              </table:table-cell>
              <table:table-cell office:value-type="float" office:value="2767.29172516165">
                <text:p>2767.29172516165</text:p>
              </table:table-cell>
              <table:table-cell office:value-type="float" office:value="2734.22806595863">
                <text:p>2734.22806595863</text:p>
              </table:table-cell>
            </table:table-row>
            <table:table-row>
              <table:table-cell office:value-type="string">
                <text:p>60_hop</text:p>
              </table:table-cell>
              <table:table-cell office:value-type="float" office:value="2784.67629255038">
                <text:p>2784.67629255038</text:p>
              </table:table-cell>
              <table:table-cell office:value-type="float" office:value="2745.6045323558">
                <text:p>2745.6045323558</text:p>
              </table:table-cell>
            </table:table-row>
            <table:table-row>
              <table:table-cell office:value-type="string">
                <text:p>61_hop</text:p>
              </table:table-cell>
              <table:table-cell office:value-type="float" office:value="2801.24856718746">
                <text:p>2801.24856718746</text:p>
              </table:table-cell>
              <table:table-cell office:value-type="float" office:value="2756.44505337089">
                <text:p>2756.44505337089</text:p>
              </table:table-cell>
            </table:table-row>
            <table:table-row>
              <table:table-cell office:value-type="string">
                <text:p>62_hop</text:p>
              </table:table-cell>
              <table:table-cell office:value-type="float" office:value="2817.03429692807">
                <text:p>2817.03429692807</text:p>
              </table:table-cell>
              <table:table-cell office:value-type="float" office:value="2766.76755290414">
                <text:p>2766.76755290414</text:p>
              </table:table-cell>
            </table:table-row>
            <table:table-row>
              <table:table-cell office:value-type="string">
                <text:p>63_hop</text:p>
              </table:table-cell>
              <table:table-cell office:value-type="float" office:value="2832.07215135734">
                <text:p>2832.07215135734</text:p>
              </table:table-cell>
              <table:table-cell office:value-type="float" office:value="2776.60385713434">
                <text:p>2776.60385713434</text:p>
              </table:table-cell>
            </table:table-row>
            <table:table-row>
              <table:table-cell office:value-type="string">
                <text:p>64_hop</text:p>
              </table:table-cell>
              <table:table-cell office:value-type="float" office:value="2846.38506553954">
                <text:p>2846.38506553954</text:p>
              </table:table-cell>
              <table:table-cell office:value-type="float" office:value="2785.97000755873">
                <text:p>2785.97000755873</text:p>
              </table:table-cell>
            </table:table-row>
            <table:table-row>
              <table:table-cell office:value-type="string">
                <text:p>65_hop</text:p>
              </table:table-cell>
              <table:table-cell office:value-type="float" office:value="2860.01185498277">
                <text:p>2860.01185498277</text:p>
              </table:table-cell>
              <table:table-cell office:value-type="float" office:value="2794.89651559746">
                <text:p>2794.89651559746</text:p>
              </table:table-cell>
            </table:table-row>
            <table:table-row>
              <table:table-cell office:value-type="string">
                <text:p>66_hop</text:p>
              </table:table-cell>
              <table:table-cell office:value-type="float" office:value="2872.99794198304">
                <text:p>2872.99794198304</text:p>
              </table:table-cell>
              <table:table-cell office:value-type="float" office:value="2803.40369319815">
                <text:p>2803.40369319815</text:p>
              </table:table-cell>
            </table:table-row>
            <table:table-row>
              <table:table-cell office:value-type="string">
                <text:p>67_hop</text:p>
              </table:table-cell>
              <table:table-cell office:value-type="float" office:value="2885.35606712456">
                <text:p>2885.35606712456</text:p>
              </table:table-cell>
              <table:table-cell office:value-type="float" office:value="2811.5071572151">
                <text:p>2811.5071572151</text:p>
              </table:table-cell>
            </table:table-row>
            <table:table-row>
              <table:table-cell office:value-type="string">
                <text:p>68_hop</text:p>
              </table:table-cell>
              <table:table-cell office:value-type="float" office:value="2897.12370744962">
                <text:p>2897.12370744962</text:p>
              </table:table-cell>
              <table:table-cell office:value-type="float" office:value="2819.22877168429">
                <text:p>2819.22877168429</text:p>
              </table:table-cell>
            </table:table-row>
            <table:table-row>
              <table:table-cell office:value-type="string">
                <text:p>69_hop</text:p>
              </table:table-cell>
              <table:table-cell office:value-type="float" office:value="2908.31284876846">
                <text:p>2908.31284876846</text:p>
              </table:table-cell>
              <table:table-cell office:value-type="float" office:value="2826.58543685213">
                <text:p>2826.58543685213</text:p>
              </table:table-cell>
            </table:table-row>
            <table:table-row>
              <table:table-cell office:value-type="string">
                <text:p>70_hop</text:p>
              </table:table-cell>
              <table:table-cell office:value-type="float" office:value="2918.95846730571">
                <text:p>2918.95846730571</text:p>
              </table:table-cell>
              <table:table-cell office:value-type="float" office:value="2833.59197245662">
                <text:p>2833.59197245662</text:p>
              </table:table-cell>
            </table:table-row>
            <table:table-row>
              <table:table-cell office:value-type="string">
                <text:p>71_hop</text:p>
              </table:table-cell>
              <table:table-cell office:value-type="float" office:value="2929.09189624374">
                <text:p>2929.09189624374</text:p>
              </table:table-cell>
              <table:table-cell office:value-type="float" office:value="2840.27200229018">
                <text:p>2840.27200229018</text:p>
              </table:table-cell>
            </table:table-row>
            <table:table-row>
              <table:table-cell office:value-type="string">
                <text:p>72_hop</text:p>
              </table:table-cell>
              <table:table-cell office:value-type="float" office:value="2938.73559262334">
                <text:p>2938.73559262334</text:p>
              </table:table-cell>
              <table:table-cell office:value-type="float" office:value="2846.63937066742">
                <text:p>2846.63937066742</text:p>
              </table:table-cell>
            </table:table-row>
            <table:table-row>
              <table:table-cell office:value-type="string">
                <text:p>73_hop</text:p>
              </table:table-cell>
              <table:table-cell office:value-type="float" office:value="2947.91284373663">
                <text:p>2947.91284373663</text:p>
              </table:table-cell>
              <table:table-cell office:value-type="float" office:value="2852.70630151322">
                <text:p>2852.70630151322</text:p>
              </table:table-cell>
            </table:table-row>
            <table:table-row>
              <table:table-cell office:value-type="string">
                <text:p>74_hop</text:p>
              </table:table-cell>
              <table:table-cell office:value-type="float" office:value="2956.6536644275">
                <text:p>2956.6536644275</text:p>
              </table:table-cell>
              <table:table-cell office:value-type="float" office:value="2858.49297381582">
                <text:p>2858.49297381582</text:p>
              </table:table-cell>
            </table:table-row>
            <table:table-row>
              <table:table-cell office:value-type="string">
                <text:p>75_hop</text:p>
              </table:table-cell>
              <table:table-cell office:value-type="float" office:value="2964.97416157194">
                <text:p>2964.97416157194</text:p>
              </table:table-cell>
              <table:table-cell office:value-type="float" office:value="2864.00884600116">
                <text:p>2864.00884600116</text:p>
              </table:table-cell>
            </table:table-row>
            <table:table-row>
              <table:table-cell office:value-type="string">
                <text:p>76_hop</text:p>
              </table:table-cell>
              <table:table-cell office:value-type="float" office:value="2972.88185775027">
                <text:p>2972.88185775027</text:p>
              </table:table-cell>
              <table:table-cell office:value-type="float" office:value="2869.26395323654">
                <text:p>2869.26395323654</text:p>
              </table:table-cell>
            </table:table-row>
            <table:table-row>
              <table:table-cell office:value-type="string">
                <text:p>77_hop</text:p>
              </table:table-cell>
              <table:table-cell office:value-type="float" office:value="2980.41485898307">
                <text:p>2980.41485898307</text:p>
              </table:table-cell>
              <table:table-cell office:value-type="float" office:value="2874.27363622121">
                <text:p>2874.27363622121</text:p>
              </table:table-cell>
            </table:table-row>
            <table:table-row>
              <table:table-cell office:value-type="string">
                <text:p>78_hop</text:p>
              </table:table-cell>
              <table:table-cell office:value-type="float" office:value="2987.58832616298">
                <text:p>2987.58832616298</text:p>
              </table:table-cell>
              <table:table-cell office:value-type="float" office:value="2879.05252261072">
                <text:p>2879.05252261072</text:p>
              </table:table-cell>
            </table:table-row>
            <table:table-row>
              <table:table-cell office:value-type="string">
                <text:p>79_hop</text:p>
              </table:table-cell>
              <table:table-cell office:value-type="float" office:value="2994.41458223262">
                <text:p>2994.41458223262</text:p>
              </table:table-cell>
              <table:table-cell office:value-type="float" office:value="2883.61057061135">
                <text:p>2883.61057061135</text:p>
              </table:table-cell>
            </table:table-row>
            <table:table-row>
              <table:table-cell office:value-type="string">
                <text:p>80_hop</text:p>
              </table:table-cell>
              <table:table-cell office:value-type="float" office:value="3000.92134752308">
                <text:p>3000.92134752308</text:p>
              </table:table-cell>
              <table:table-cell office:value-type="float" office:value="2887.96013754899">
                <text:p>2887.96013754899</text:p>
              </table:table-cell>
            </table:table-row>
            <table:table-row>
              <table:table-cell office:value-type="string">
                <text:p>81_hop</text:p>
              </table:table-cell>
              <table:table-cell office:value-type="float" office:value="3007.11912848768">
                <text:p>3007.11912848768</text:p>
              </table:table-cell>
              <table:table-cell office:value-type="float" office:value="2892.10874681296">
                <text:p>2892.10874681296</text:p>
              </table:table-cell>
            </table:table-row>
            <table:table-row>
              <table:table-cell office:value-type="string">
                <text:p>82_hop</text:p>
              </table:table-cell>
              <table:table-cell office:value-type="float" office:value="3013.01315822578">
                <text:p>3013.01315822578</text:p>
              </table:table-cell>
              <table:table-cell office:value-type="float" office:value="2896.0576365829">
                <text:p>2896.0576365829</text:p>
              </table:table-cell>
            </table:table-row>
            <table:table-row>
              <table:table-cell office:value-type="string">
                <text:p>83_hop</text:p>
              </table:table-cell>
              <table:table-cell office:value-type="float" office:value="3018.61966437719">
                <text:p>3018.61966437719</text:p>
              </table:table-cell>
              <table:table-cell office:value-type="float" office:value="2899.81904224646">
                <text:p>2899.81904224646</text:p>
              </table:table-cell>
            </table:table-row>
            <table:table-row>
              <table:table-cell office:value-type="string">
                <text:p>84_hop</text:p>
              </table:table-cell>
              <table:table-cell office:value-type="float" office:value="3023.96326263617">
                <text:p>3023.96326263617</text:p>
              </table:table-cell>
              <table:table-cell office:value-type="float" office:value="2903.40462293136">
                <text:p>2903.40462293136</text:p>
              </table:table-cell>
            </table:table-row>
            <table:table-row>
              <table:table-cell office:value-type="string">
                <text:p>85_hop</text:p>
              </table:table-cell>
              <table:table-cell office:value-type="float" office:value="3029.04827030971">
                <text:p>3029.04827030971</text:p>
              </table:table-cell>
              <table:table-cell office:value-type="float" office:value="2906.82066598034">
                <text:p>2906.82066598034</text:p>
              </table:table-cell>
            </table:table-row>
            <table:table-row>
              <table:table-cell office:value-type="string">
                <text:p>86_hop</text:p>
              </table:table-cell>
              <table:table-cell office:value-type="float" office:value="3033.89629909176">
                <text:p>3033.89629909176</text:p>
              </table:table-cell>
              <table:table-cell office:value-type="float" office:value="2910.07770240512">
                <text:p>2910.07770240512</text:p>
              </table:table-cell>
            </table:table-row>
            <table:table-row>
              <table:table-cell office:value-type="string">
                <text:p>87_hop</text:p>
              </table:table-cell>
              <table:table-cell office:value-type="float" office:value="3038.50591994364">
                <text:p>3038.50591994364</text:p>
              </table:table-cell>
              <table:table-cell office:value-type="float" office:value="2913.17872003579">
                <text:p>2913.17872003579</text:p>
              </table:table-cell>
            </table:table-row>
            <table:table-row>
              <table:table-cell office:value-type="string">
                <text:p>88_hop</text:p>
              </table:table-cell>
              <table:table-cell office:value-type="float" office:value="3042.90289581604">
                <text:p>3042.90289581604</text:p>
              </table:table-cell>
              <table:table-cell office:value-type="float" office:value="2916.13800940183">
                <text:p>2916.13800940183</text:p>
              </table:table-cell>
            </table:table-row>
            <table:table-row>
              <table:table-cell office:value-type="string">
                <text:p>89_hop</text:p>
              </table:table-cell>
              <table:table-cell office:value-type="float" office:value="3047.09132261554">
                <text:p>3047.09132261554</text:p>
              </table:table-cell>
              <table:table-cell office:value-type="float" office:value="2918.96027436841">
                <text:p>2918.96027436841</text:p>
              </table:table-cell>
            </table:table-row>
            <table:table-row>
              <table:table-cell office:value-type="string">
                <text:p>90_hop</text:p>
              </table:table-cell>
              <table:table-cell office:value-type="float" office:value="3051.0865323169">
                <text:p>3051.0865323169</text:p>
              </table:table-cell>
              <table:table-cell office:value-type="float" office:value="2921.65267728797">
                <text:p>2921.65267728797</text:p>
              </table:table-cell>
            </table:table-row>
            <table:table-row>
              <table:table-cell office:value-type="string">
                <text:p>91_hop</text:p>
              </table:table-cell>
              <table:table-cell office:value-type="float" office:value="3054.89562482703">
                <text:p>3054.89562482703</text:p>
              </table:table-cell>
              <table:table-cell office:value-type="float" office:value="2924.22192048326">
                <text:p>2924.22192048326</text:p>
              </table:table-cell>
            </table:table-row>
            <table:table-row>
              <table:table-cell office:value-type="string">
                <text:p>92_hop</text:p>
              </table:table-cell>
              <table:table-cell office:value-type="float" office:value="3058.5355272096">
                <text:p>3058.5355272096</text:p>
              </table:table-cell>
              <table:table-cell office:value-type="float" office:value="2926.67682525903">
                <text:p>2926.67682525903</text:p>
              </table:table-cell>
            </table:table-row>
            <table:table-row>
              <table:table-cell office:value-type="string">
                <text:p>93_hop</text:p>
              </table:table-cell>
              <table:table-cell office:value-type="float" office:value="3062.00743200745">
                <text:p>3062.00743200745</text:p>
              </table:table-cell>
              <table:table-cell office:value-type="float" office:value="2929.02247235722">
                <text:p>2929.02247235722</text:p>
              </table:table-cell>
            </table:table-row>
            <table:table-row>
              <table:table-cell office:value-type="string">
                <text:p>94_hop</text:p>
              </table:table-cell>
              <table:table-cell office:value-type="float" office:value="3065.33291065992">
                <text:p>3065.33291065992</text:p>
              </table:table-cell>
              <table:table-cell office:value-type="float" office:value="2931.26880777411">
                <text:p>2931.26880777411</text:p>
              </table:table-cell>
            </table:table-row>
            <table:table-row>
              <table:table-cell office:value-type="string">
                <text:p>95_hop</text:p>
              </table:table-cell>
              <table:table-cell office:value-type="float" office:value="3068.51302991421">
                <text:p>3068.51302991421</text:p>
              </table:table-cell>
              <table:table-cell office:value-type="float" office:value="2933.41625653603">
                <text:p>2933.41625653603</text:p>
              </table:table-cell>
            </table:table-row>
            <table:table-row>
              <table:table-cell office:value-type="string">
                <text:p>96_hop</text:p>
              </table:table-cell>
              <table:table-cell office:value-type="float" office:value="3071.54869549903">
                <text:p>3071.54869549903</text:p>
              </table:table-cell>
              <table:table-cell office:value-type="float" office:value="2935.46758176698">
                <text:p>2935.46758176698</text:p>
              </table:table-cell>
            </table:table-row>
            <table:table-row>
              <table:table-cell office:value-type="string">
                <text:p>97_hop</text:p>
              </table:table-cell>
              <table:table-cell office:value-type="float" office:value="3074.45774523863">
                <text:p>3074.45774523863</text:p>
              </table:table-cell>
              <table:table-cell office:value-type="float" office:value="2937.43256594832">
                <text:p>2937.43256594832</text:p>
              </table:table-cell>
            </table:table-row>
            <table:table-row>
              <table:table-cell office:value-type="string">
                <text:p>98_hop</text:p>
              </table:table-cell>
              <table:table-cell office:value-type="float" office:value="3077.240787984">
                <text:p>3077.240787984</text:p>
              </table:table-cell>
              <table:table-cell office:value-type="float" office:value="2939.31430926768">
                <text:p>2939.31430926768</text:p>
              </table:table-cell>
            </table:table-row>
            <table:table-row>
              <table:table-cell office:value-type="string">
                <text:p>99_hop</text:p>
              </table:table-cell>
              <table:table-cell office:value-type="float" office:value="3079.89835207689">
                <text:p>3079.89835207689</text:p>
              </table:table-cell>
              <table:table-cell office:value-type="float" office:value="2941.11193328959">
                <text:p>2941.11193328959</text:p>
              </table:table-cell>
            </table:table-row>
            <table:table-row>
              <table:table-cell office:value-type="string">
                <text:p>100_hop</text:p>
              </table:table-cell>
              <table:table-cell office:value-type="float" office:value="3082.44686643017">
                <text:p>3082.44686643017</text:p>
              </table:table-cell>
              <table:table-cell office:value-type="float" office:value="2942.83538193514">
                <text:p>2942.83538193514</text:p>
              </table:table-cell>
            </table:table-row>
            <table:table-row>
              <table:table-cell office:value-type="string">
                <text:p>101_hop</text:p>
              </table:table-cell>
              <table:table-cell office:value-type="float" office:value="3084.89743125267">
                <text:p>3084.89743125267</text:p>
              </table:table-cell>
              <table:table-cell office:value-type="float" office:value="2944.49263869865">
                <text:p>2944.49263869865</text:p>
              </table:table-cell>
            </table:table-row>
            <table:table-row>
              <table:table-cell office:value-type="string">
                <text:p>102_hop</text:p>
              </table:table-cell>
              <table:table-cell office:value-type="float" office:value="3087.23438246912">
                <text:p>3087.23438246912</text:p>
              </table:table-cell>
              <table:table-cell office:value-type="float" office:value="2946.07214949041">
                <text:p>2946.07214949041</text:p>
              </table:table-cell>
            </table:table-row>
            <table:table-row>
              <table:table-cell office:value-type="string">
                <text:p>103_hop</text:p>
              </table:table-cell>
              <table:table-cell office:value-type="float" office:value="3089.48464035022">
                <text:p>3089.48464035022</text:p>
              </table:table-cell>
              <table:table-cell office:value-type="float" office:value="2947.59287892895">
                <text:p>2947.59287892895</text:p>
              </table:table-cell>
            </table:table-row>
            <table:table-row>
              <table:table-cell office:value-type="string">
                <text:p>104_hop</text:p>
              </table:table-cell>
              <table:table-cell office:value-type="float" office:value="3091.64322338793">
                <text:p>3091.64322338793</text:p>
              </table:table-cell>
              <table:table-cell office:value-type="float" office:value="2949.05223799735">
                <text:p>2949.05223799735</text:p>
              </table:table-cell>
            </table:table-row>
            <table:table-row>
              <table:table-cell office:value-type="string">
                <text:p>105_hop</text:p>
              </table:table-cell>
              <table:table-cell office:value-type="float" office:value="3093.70581427529">
                <text:p>3093.70581427529</text:p>
              </table:table-cell>
              <table:table-cell office:value-type="float" office:value="2950.44686468718">
                <text:p>2950.44686468718</text:p>
              </table:table-cell>
            </table:table-row>
            <table:table-row>
              <table:table-cell office:value-type="string">
                <text:p>106_hop</text:p>
              </table:table-cell>
              <table:table-cell office:value-type="float" office:value="3095.68937529876">
                <text:p>3095.68937529876</text:p>
              </table:table-cell>
              <table:table-cell office:value-type="float" office:value="2951.78579777837">
                <text:p>2951.78579777837</text:p>
              </table:table-cell>
            </table:table-row>
            <table:table-row>
              <table:table-cell office:value-type="string">
                <text:p>107_hop</text:p>
              </table:table-cell>
              <table:table-cell office:value-type="float" office:value="3097.60036229149">
                <text:p>3097.60036229149</text:p>
              </table:table-cell>
              <table:table-cell office:value-type="float" office:value="2953.07526819722">
                <text:p>2953.07526819722</text:p>
              </table:table-cell>
            </table:table-row>
            <table:table-row>
              <table:table-cell office:value-type="string">
                <text:p>108_hop</text:p>
              </table:table-cell>
              <table:table-cell office:value-type="float" office:value="3099.42934057916">
                <text:p>3099.42934057916</text:p>
              </table:table-cell>
              <table:table-cell office:value-type="float" office:value="2954.30909259415">
                <text:p>2954.30909259415</text:p>
              </table:table-cell>
            </table:table-row>
            <table:table-row>
              <table:table-cell office:value-type="string">
                <text:p>109_hop</text:p>
              </table:table-cell>
              <table:table-cell office:value-type="float" office:value="3101.19127481319">
                <text:p>3101.19127481319</text:p>
              </table:table-cell>
              <table:table-cell office:value-type="float" office:value="2955.49611633332">
                <text:p>2955.49611633332</text:p>
              </table:table-cell>
            </table:table-row>
            <table:table-row>
              <table:table-cell office:value-type="string">
                <text:p>110_hop</text:p>
              </table:table-cell>
              <table:table-cell office:value-type="float" office:value="3102.88097718067">
                <text:p>3102.88097718067</text:p>
              </table:table-cell>
              <table:table-cell office:value-type="float" office:value="2956.6347190765">
                <text:p>2956.6347190765</text:p>
              </table:table-cell>
            </table:table-row>
            <table:table-row>
              <table:table-cell office:value-type="string">
                <text:p>111_hop</text:p>
              </table:table-cell>
              <table:table-cell office:value-type="float" office:value="3104.5106750195">
                <text:p>3104.5106750195</text:p>
              </table:table-cell>
              <table:table-cell office:value-type="float" office:value="2957.73209647344">
                <text:p>2957.73209647344</text:p>
              </table:table-cell>
            </table:table-row>
            <table:table-row>
              <table:table-cell office:value-type="string">
                <text:p>112_hop</text:p>
              </table:table-cell>
              <table:table-cell office:value-type="float" office:value="3106.0755126173">
                <text:p>3106.0755126173</text:p>
              </table:table-cell>
              <table:table-cell office:value-type="float" office:value="2958.78567843234">
                <text:p>2958.78567843234</text:p>
              </table:table-cell>
            </table:table-row>
            <table:table-row>
              <table:table-cell office:value-type="string">
                <text:p>113_hop</text:p>
              </table:table-cell>
              <table:table-cell office:value-type="float" office:value="3107.58404911062">
                <text:p>3107.58404911062</text:p>
              </table:table-cell>
              <table:table-cell office:value-type="float" office:value="2959.79994226145">
                <text:p>2959.79994226145</text:p>
              </table:table-cell>
            </table:table-row>
            <table:table-row>
              <table:table-cell office:value-type="string">
                <text:p>114_hop</text:p>
              </table:table-cell>
              <table:table-cell office:value-type="float" office:value="3109.03655621808">
                <text:p>3109.03655621808</text:p>
              </table:table-cell>
              <table:table-cell office:value-type="float" office:value="2960.77470010696">
                <text:p>2960.77470010696</text:p>
              </table:table-cell>
            </table:table-row>
            <table:table-row>
              <table:table-cell office:value-type="string">
                <text:p>115_hop</text:p>
              </table:table-cell>
              <table:table-cell office:value-type="float" office:value="3110.44170880821">
                <text:p>3110.44170880821</text:p>
              </table:table-cell>
              <table:table-cell office:value-type="float" office:value="2961.716584018">
                <text:p>2961.716584018</text:p>
              </table:table-cell>
            </table:table-row>
            <table:table-row>
              <table:table-cell office:value-type="string">
                <text:p>116_hop</text:p>
              </table:table-cell>
              <table:table-cell office:value-type="float" office:value="3111.78806450801">
                <text:p>3111.78806450801</text:p>
              </table:table-cell>
              <table:table-cell office:value-type="float" office:value="2962.61842620856">
                <text:p>2962.61842620856</text:p>
              </table:table-cell>
            </table:table-row>
            <table:table-row>
              <table:table-cell office:value-type="string">
                <text:p>117_hop</text:p>
              </table:table-cell>
              <table:table-cell office:value-type="float" office:value="3113.08913880293">
                <text:p>3113.08913880293</text:p>
              </table:table-cell>
              <table:table-cell office:value-type="float" office:value="2963.49063368313">
                <text:p>2963.49063368313</text:p>
              </table:table-cell>
            </table:table-row>
            <table:table-row>
              <table:table-cell office:value-type="string">
                <text:p>118_hop</text:p>
              </table:table-cell>
              <table:table-cell office:value-type="float" office:value="3114.33714745767">
                <text:p>3114.33714745767</text:p>
              </table:table-cell>
              <table:table-cell office:value-type="float" office:value="2964.32566326263">
                <text:p>2964.32566326263</text:p>
              </table:table-cell>
            </table:table-row>
            <table:table-row>
              <table:table-cell office:value-type="string">
                <text:p>119_hop</text:p>
              </table:table-cell>
              <table:table-cell office:value-type="float" office:value="3115.54778473847">
                <text:p>3115.54778473847</text:p>
              </table:table-cell>
              <table:table-cell office:value-type="float" office:value="2965.13530676513">
                <text:p>2965.13530676513</text:p>
              </table:table-cell>
            </table:table-row>
            <table:table-row>
              <table:table-cell office:value-type="string">
                <text:p>120_hop</text:p>
              </table:table-cell>
              <table:table-cell office:value-type="float" office:value="3116.72187083302">
                <text:p>3116.72187083302</text:p>
              </table:table-cell>
              <table:table-cell office:value-type="float" office:value="2965.91925095598">
                <text:p>2965.91925095598</text:p>
              </table:table-cell>
            </table:table-row>
            <table:table-row>
              <table:table-cell office:value-type="string">
                <text:p>121_hop</text:p>
              </table:table-cell>
              <table:table-cell office:value-type="float" office:value="3117.84913578383">
                <text:p>3117.84913578383</text:p>
              </table:table-cell>
              <table:table-cell office:value-type="float" office:value="2966.67157215824">
                <text:p>2966.67157215824</text:p>
              </table:table-cell>
            </table:table-row>
            <table:table-row>
              <table:table-cell office:value-type="string">
                <text:p>122_hop</text:p>
              </table:table-cell>
              <table:table-cell office:value-type="float" office:value="3118.94288877148">
                <text:p>3118.94288877148</text:p>
              </table:table-cell>
              <table:table-cell office:value-type="float" office:value="2967.39966787195">
                <text:p>2967.39966787195</text:p>
              </table:table-cell>
            </table:table-row>
            <table:table-row>
              <table:table-cell office:value-type="string">
                <text:p>123_hop</text:p>
              </table:table-cell>
              <table:table-cell office:value-type="float" office:value="3119.99638714872">
                <text:p>3119.99638714872</text:p>
              </table:table-cell>
              <table:table-cell office:value-type="float" office:value="2968.09999867766">
                <text:p>2968.09999867766</text:p>
              </table:table-cell>
            </table:table-row>
            <table:table-row>
              <table:table-cell office:value-type="string">
                <text:p>124_hop</text:p>
              </table:table-cell>
              <table:table-cell office:value-type="float" office:value="3121.01558859788">
                <text:p>3121.01558859788</text:p>
              </table:table-cell>
              <table:table-cell office:value-type="float" office:value="2968.77561560158">
                <text:p>2968.77561560158</text:p>
              </table:table-cell>
            </table:table-row>
            <table:table-row>
              <table:table-cell office:value-type="string">
                <text:p>125_hop</text:p>
              </table:table-cell>
              <table:table-cell office:value-type="float" office:value="3122.0037688379">
                <text:p>3122.0037688379</text:p>
              </table:table-cell>
              <table:table-cell office:value-type="float" office:value="2969.43107334143">
                <text:p>2969.43107334143</text:p>
              </table:table-cell>
            </table:table-row>
            <table:table-row>
              <table:table-cell office:value-type="string">
                <text:p>126_hop</text:p>
              </table:table-cell>
              <table:table-cell office:value-type="float" office:value="3122.95096485269">
                <text:p>3122.95096485269</text:p>
              </table:table-cell>
              <table:table-cell office:value-type="float" office:value="2970.05814563762">
                <text:p>2970.05814563762</text:p>
              </table:table-cell>
            </table:table-row>
            <table:table-row>
              <table:table-cell office:value-type="string">
                <text:p>127_hop</text:p>
              </table:table-cell>
              <table:table-cell office:value-type="float" office:value="3123.87764611166">
                <text:p>3123.87764611166</text:p>
              </table:table-cell>
              <table:table-cell office:value-type="float" office:value="2970.67165306484">
                <text:p>2970.67165306484</text:p>
              </table:table-cell>
            </table:table-row>
            <table:table-row>
              <table:table-cell office:value-type="string">
                <text:p>128_hop</text:p>
              </table:table-cell>
              <table:table-cell office:value-type="float" office:value="3124.76826930334">
                <text:p>3124.76826930334</text:p>
              </table:table-cell>
              <table:table-cell office:value-type="float" office:value="2971.26002773806">
                <text:p>2971.26002773806</text:p>
              </table:table-cell>
            </table:table-row>
            <table:table-row>
              <table:table-cell office:value-type="string">
                <text:p>129_hop</text:p>
              </table:table-cell>
              <table:table-cell office:value-type="float" office:value="3125.63150426447">
                <text:p>3125.63150426447</text:p>
              </table:table-cell>
              <table:table-cell office:value-type="float" office:value="2971.82921706907">
                <text:p>2971.82921706907</text:p>
              </table:table-cell>
            </table:table-row>
            <table:table-row>
              <table:table-cell office:value-type="string">
                <text:p>130_hop</text:p>
              </table:table-cell>
              <table:table-cell office:value-type="float" office:value="3126.47415905603">
                <text:p>3126.47415905603</text:p>
              </table:table-cell>
              <table:table-cell office:value-type="float" office:value="2972.38430796417">
                <text:p>2972.38430796417</text:p>
              </table:table-cell>
            </table:table-row>
            <table:table-row>
              <table:table-cell office:value-type="string">
                <text:p>131_hop</text:p>
              </table:table-cell>
              <table:table-cell office:value-type="float" office:value="3127.2813092812">
                <text:p>3127.2813092812</text:p>
              </table:table-cell>
              <table:table-cell office:value-type="float" office:value="2972.91449172825">
                <text:p>2972.91449172825</text:p>
              </table:table-cell>
            </table:table-row>
            <table:table-row>
              <table:table-cell office:value-type="string">
                <text:p>132_hop</text:p>
              </table:table-cell>
              <table:table-cell office:value-type="float" office:value="3128.06962538053">
                <text:p>3128.06962538053</text:p>
              </table:table-cell>
              <table:table-cell office:value-type="float" office:value="2973.43182409074">
                <text:p>2973.43182409074</text:p>
              </table:table-cell>
            </table:table-row>
            <table:table-row>
              <table:table-cell office:value-type="string">
                <text:p>133_hop</text:p>
              </table:table-cell>
              <table:table-cell office:value-type="float" office:value="3128.83821168893">
                <text:p>3128.83821168893</text:p>
              </table:table-cell>
              <table:table-cell office:value-type="float" office:value="2973.93622726165">
                <text:p>2973.93622726165</text:p>
              </table:table-cell>
            </table:table-row>
            <table:table-row>
              <table:table-cell office:value-type="string">
                <text:p>134_hop</text:p>
              </table:table-cell>
              <table:table-cell office:value-type="float" office:value="3129.57992301306">
                <text:p>3129.57992301306</text:p>
              </table:table-cell>
              <table:table-cell office:value-type="float" office:value="2974.42217033833">
                <text:p>2974.42217033833</text:p>
              </table:table-cell>
            </table:table-row>
            <table:table-row>
              <table:table-cell office:value-type="string">
                <text:p>135_hop</text:p>
              </table:table-cell>
              <table:table-cell office:value-type="float" office:value="3130.30268951116">
                <text:p>3130.30268951116</text:p>
              </table:table-cell>
              <table:table-cell office:value-type="float" office:value="2974.89546339417">
                <text:p>2974.89546339417</text:p>
              </table:table-cell>
            </table:table-row>
            <table:table-row>
              <table:table-cell office:value-type="string">
                <text:p>136_hop</text:p>
              </table:table-cell>
              <table:table-cell office:value-type="float" office:value="3131.00814149496">
                <text:p>3131.00814149496</text:p>
              </table:table-cell>
              <table:table-cell office:value-type="float" office:value="2975.35657409877">
                <text:p>2975.35657409877</text:p>
              </table:table-cell>
            </table:table-row>
            <table:table-row>
              <table:table-cell office:value-type="string">
                <text:p>137_hop</text:p>
              </table:table-cell>
              <table:table-cell office:value-type="float" office:value="3131.68566181095">
                <text:p>3131.68566181095</text:p>
              </table:table-cell>
              <table:table-cell office:value-type="float" office:value="2975.79883550225">
                <text:p>2975.79883550225</text:p>
              </table:table-cell>
            </table:table-row>
            <table:table-row>
              <table:table-cell office:value-type="string">
                <text:p>138_hop</text:p>
              </table:table-cell>
              <table:table-cell office:value-type="float" office:value="3132.34990313734">
                <text:p>3132.34990313734</text:p>
              </table:table-cell>
              <table:table-cell office:value-type="float" office:value="2976.23235364586">
                <text:p>2976.23235364586</text:p>
              </table:table-cell>
            </table:table-row>
            <table:table-row>
              <table:table-cell office:value-type="string">
                <text:p>139_hop</text:p>
              </table:table-cell>
              <table:table-cell office:value-type="float" office:value="3132.9987571389">
                <text:p>3132.9987571389</text:p>
              </table:table-cell>
              <table:table-cell office:value-type="float" office:value="2976.65528091066">
                <text:p>2976.65528091066</text:p>
              </table:table-cell>
            </table:table-row>
            <table:table-row>
              <table:table-cell office:value-type="string">
                <text:p>140_hop</text:p>
              </table:table-cell>
              <table:table-cell office:value-type="float" office:value="3133.62453015322">
                <text:p>3133.62453015322</text:p>
              </table:table-cell>
              <table:table-cell office:value-type="float" office:value="2977.06251134884">
                <text:p>2977.06251134884</text:p>
              </table:table-cell>
            </table:table-row>
            <table:table-row>
              <table:table-cell office:value-type="string">
                <text:p>141_hop</text:p>
              </table:table-cell>
              <table:table-cell office:value-type="float" office:value="3134.23512717941">
                <text:p>3134.23512717941</text:p>
              </table:table-cell>
              <table:table-cell office:value-type="float" office:value="2977.46068547348">
                <text:p>2977.46068547348</text:p>
              </table:table-cell>
            </table:table-row>
            <table:table-row>
              <table:table-cell office:value-type="string">
                <text:p>142_hop</text:p>
              </table:table-cell>
              <table:table-cell office:value-type="float" office:value="3134.830533122">
                <text:p>3134.830533122</text:p>
              </table:table-cell>
              <table:table-cell office:value-type="float" office:value="2977.84779101425">
                <text:p>2977.84779101425</text:p>
              </table:table-cell>
            </table:table-row>
            <table:table-row>
              <table:table-cell office:value-type="string">
                <text:p>143_hop</text:p>
              </table:table-cell>
              <table:table-cell office:value-type="float" office:value="3135.40231967192">
                <text:p>3135.40231967192</text:p>
              </table:table-cell>
              <table:table-cell office:value-type="float" office:value="2978.2182003842">
                <text:p>2978.2182003842</text:p>
              </table:table-cell>
            </table:table-row>
            <table:table-row>
              <table:table-cell office:value-type="string">
                <text:p>144_hop</text:p>
              </table:table-cell>
              <table:table-cell office:value-type="float" office:value="3135.96392683725">
                <text:p>3135.96392683725</text:p>
              </table:table-cell>
              <table:table-cell office:value-type="float" office:value="2978.58208247737">
                <text:p>2978.58208247737</text:p>
              </table:table-cell>
            </table:table-row>
            <table:table-row>
              <table:table-cell office:value-type="string">
                <text:p>145_hop</text:p>
              </table:table-cell>
              <table:table-cell office:value-type="float" office:value="3136.51107253378">
                <text:p>3136.51107253378</text:p>
              </table:table-cell>
              <table:table-cell office:value-type="float" office:value="2978.93579885356">
                <text:p>2978.93579885356</text:p>
              </table:table-cell>
            </table:table-row>
            <table:table-row>
              <table:table-cell office:value-type="string">
                <text:p>146_hop</text:p>
              </table:table-cell>
              <table:table-cell office:value-type="float" office:value="3137.05001132161">
                <text:p>3137.05001132161</text:p>
              </table:table-cell>
              <table:table-cell office:value-type="float" office:value="2979.28547448578">
                <text:p>2979.28547448578</text:p>
              </table:table-cell>
            </table:table-row>
            <table:table-row>
              <table:table-cell office:value-type="string">
                <text:p>147_hop</text:p>
              </table:table-cell>
              <table:table-cell office:value-type="float" office:value="3137.56740382922">
                <text:p>3137.56740382922</text:p>
              </table:table-cell>
              <table:table-cell office:value-type="float" office:value="2979.6195872222">
                <text:p>2979.6195872222</text:p>
              </table:table-cell>
            </table:table-row>
            <table:table-row>
              <table:table-cell office:value-type="string">
                <text:p>148_hop</text:p>
              </table:table-cell>
              <table:table-cell office:value-type="float" office:value="3138.07358542783">
                <text:p>3138.07358542783</text:p>
              </table:table-cell>
              <table:table-cell office:value-type="float" office:value="2979.94683490226">
                <text:p>2979.94683490226</text:p>
              </table:table-cell>
            </table:table-row>
            <table:table-row>
              <table:table-cell office:value-type="string">
                <text:p>149_hop</text:p>
              </table:table-cell>
              <table:table-cell office:value-type="float" office:value="3138.56676478728">
                <text:p>3138.56676478728</text:p>
              </table:table-cell>
              <table:table-cell office:value-type="float" office:value="2980.26455119707">
                <text:p>2980.26455119707</text:p>
              </table:table-cell>
            </table:table-row>
            <table:table-row>
              <table:table-cell office:value-type="string">
                <text:p>150_hop</text:p>
              </table:table-cell>
              <table:table-cell office:value-type="float" office:value="3139.03588195335">
                <text:p>3139.03588195335</text:p>
              </table:table-cell>
              <table:table-cell office:value-type="float" office:value="2980.56369564664">
                <text:p>2980.56369564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